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swiss" style:font-pitch="fixed"/>
    <style:font-face style:name="Liberation Sans1" svg:font-family="'Liberation Sans'" style:font-family-generic="swiss" style:font-pitch="fixed"/>
    <style:font-face style:name="Liberation Mono2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1cm" fo:min-width="15.242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03cm" fo:min-width="1.40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655cm" fo:min-width="4.58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85cm" fo:min-width="1.405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1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7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1cm" fo:min-width="13.718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69cm" fo:min-width="1.372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621cm" fo:min-width="4.546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1.371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621cm" fo:min-width="4.546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028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881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66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88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3cm"/>
      <style:paragraph-properties style:writing-mode="lr-tb"/>
    </style:style>
    <style:style style:name="gr19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1.929cm" fo:min-width="1.679cm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881cm" fo:min-width="0cm"/>
      <style:paragraph-properties style:writing-mode="lr-tb"/>
    </style:style>
    <style:style style:name="gr21" style:family="graphic" style:parent-style-name="standard">
      <style:graphic-properties svg:stroke-color="#00a933" draw:fill-color="#dde8cb" draw:textarea-horizontal-align="justify" draw:textarea-vertical-align="middle" draw:auto-grow-height="false" fo:min-height="1.021cm" fo:min-width="3.946cm" fo:wrap-option="no-wrap"/>
      <style:paragraph-properties style:writing-mode="lr-tb"/>
    </style:style>
    <style:style style:name="gr22" style:family="graphic" style:parent-style-name="standard">
      <style:graphic-properties svg:stroke-color="#ff0000" draw:fill-color="#ffd7d7" draw:textarea-horizontal-align="justify" draw:textarea-vertical-align="middle" draw:auto-grow-height="false" fo:min-height="1.021cm" fo:min-width="3.946cm" fo:wrap-option="no-wrap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601cm" fo:min-width="0cm"/>
      <style:paragraph-properties style:writing-mode="lr-tb"/>
    </style:style>
    <style:style style:name="gr24" style:family="graphic" style:parent-style-name="standard">
      <style:graphic-properties svg:stroke-color="#2a6099" draw:fill-color="#dee6ef" draw:textarea-horizontal-align="justify" draw:textarea-vertical-align="middle" draw:auto-grow-height="false" fo:min-height="1.021cm" fo:min-width="3.946cm" fo:wrap-option="no-wrap"/>
      <style:paragraph-properties style:writing-mode="lr-tb"/>
    </style:style>
    <style:style style:name="gr25" style:family="graphic" style:parent-style-name="standard">
      <style:graphic-properties svg:stroke-color="#2a6099" draw:fill-color="#dee6ef" draw:textarea-horizontal-align="justify" draw:textarea-vertical-align="middle" draw:auto-grow-height="false" fo:min-height="1.436cm" fo:min-width="5.455cm" fo:wrap-option="no-wrap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246cm" fo:min-width="0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321cm" fo:min-width="0cm"/>
      <style:paragraph-properties style:writing-mode="lr-tb"/>
    </style:style>
    <style:style style:name="gr28" style:family="graphic" style:parent-style-name="standard">
      <style:graphic-properties svg:stroke-width="0.035cm" svg:stroke-color="#808080" draw:marker-start-width="0.252cm" draw:marker-end-width="0.252cm" draw:fill-color="#ffffd7" draw:textarea-horizontal-align="justify" draw:textarea-vertical-align="middle" draw:auto-grow-height="false" fo:min-height="1.021cm" fo:min-width="3.946cm" fo:padding-top="0.142cm" fo:padding-bottom="0.142cm" fo:padding-left="0.267cm" fo:padding-right="0.267cm" fo:wrap-option="no-wrap"/>
      <style:paragraph-properties style:writing-mode="lr-tb"/>
    </style:style>
    <style:style style:name="gr29" style:family="graphic" style:parent-style-name="standard">
      <style:graphic-properties svg:stroke-width="0.053cm" svg:stroke-color="#2a6099" draw:marker-start-width="0.279cm" draw:marker-end-width="0.279cm" draw:fill="none" draw:textarea-vertical-align="middle" draw:auto-grow-height="false" fo:min-height="2.08cm" fo:min-width="0cm" fo:padding-top="0.151cm" fo:padding-bottom="0.151cm" fo:padding-left="0.276cm" fo:padding-right="0.276cm"/>
    </style:style>
    <style:style style:name="gr30" style:family="graphic" style:parent-style-name="standard">
      <style:graphic-properties svg:stroke-width="0.035cm" svg:stroke-color="#2a6099" draw:marker-start-width="0.252cm" draw:marker-end-width="0.252cm" draw:fill-color="#dee6ef" draw:textarea-horizontal-align="justify" draw:textarea-vertical-align="middle" draw:auto-grow-height="false" fo:min-height="2.291cm" fo:min-width="3.311cm" fo:padding-top="0.142cm" fo:padding-bottom="0.142cm" fo:padding-left="0.267cm" fo:padding-right="0.267cm" fo:wrap-option="no-wrap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48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041cm" fo:min-width="0cm"/>
      <style:paragraph-properties style:writing-mode="lr-tb"/>
    </style:style>
    <style:style style:name="gr33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4.9cm" fo:min-width="0cm" fo:padding-top="0.151cm" fo:padding-bottom="0.151cm" fo:padding-left="0.276cm" fo:padding-right="0.276cm"/>
    </style:style>
    <style:style style:name="gr34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2.288cm" fo:min-width="3.99cm" fo:padding-top="0.142cm" fo:padding-bottom="0.142cm" fo:padding-left="0.267cm" fo:padding-right="0.267cm" fo:wrap-option="no-wrap"/>
      <style:paragraph-properties style:writing-mode="lr-tb"/>
    </style:style>
    <style:style style:name="gr35" style:family="graphic" style:parent-style-name="standard">
      <style:graphic-properties svg:stroke-width="0.035cm" svg:stroke-color="#000000" draw:marker-start-width="0.252cm" draw:marker-end-width="0.252cm" draw:fill-color="#ffffd7" draw:opacity="100%" draw:textarea-horizontal-align="justify" draw:textarea-vertical-align="middle" draw:auto-grow-height="false" fo:min-height="2.636cm" fo:min-width="5.713cm" fo:padding-top="0.142cm" fo:padding-bottom="0.142cm" fo:padding-left="0.267cm" fo:padding-right="0.267cm" fo:wrap-option="no-wrap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761cm" fo:min-width="0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827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181cm" fo:min-width="0cm"/>
      <style:paragraph-properties style:writing-mode="lr-tb"/>
    </style:style>
    <style:style style:name="gr40" style:family="graphic" style:parent-style-name="standard">
      <style:graphic-properties svg:stroke-width="0.035cm" svg:stroke-color="#000000" draw:marker-start-width="0.252cm" draw:marker-end="Small_20_Arrow" draw:marker-end-width="0.252cm" draw:fill="none" draw:textarea-vertical-align="middle" fo:padding-top="0.142cm" fo:padding-bottom="0.142cm" fo:padding-left="0.267cm" fo:padding-right="0.267cm"/>
    </style:style>
    <style:style style:name="gr41" style:family="graphic" style:parent-style-name="standard">
      <style:graphic-properties svg:stroke-color="#000000" draw:fill-color="#ffffd7" draw:textarea-horizontal-align="justify" draw:textarea-vertical-align="middle" draw:auto-grow-height="false" fo:min-height="0.784cm" fo:min-width="4.921cm" fo:wrap-option="no-wrap"/>
      <style:paragraph-properties style:writing-mode="lr-tb"/>
    </style:style>
    <style:style style:name="gr42" style:family="graphic" style:parent-style-name="standard">
      <style:graphic-properties svg:stroke-color="#000000" draw:fill-color="#ffffd7" draw:textarea-horizontal-align="justify" draw:textarea-vertical-align="middle" draw:auto-grow-height="false" fo:min-height="2.109cm" fo:min-width="5.422cm" fo:wrap-option="no-wrap"/>
      <style:paragraph-properties style:writing-mode="lr-tb"/>
    </style:style>
    <style:style style:name="gr43" style:family="graphic" style:parent-style-name="standard">
      <style:graphic-properties svg:stroke-color="#000000" draw:fill-color="#ffffd7" draw:textarea-horizontal-align="justify" draw:textarea-vertical-align="middle" draw:auto-grow-height="false" fo:min-height="2.109cm" fo:min-width="4.921cm" fo:wrap-option="no-wrap"/>
      <style:paragraph-properties style:writing-mode="lr-tb"/>
    </style:style>
    <style:style style:name="gr44" style:family="graphic" style:parent-style-name="standard">
      <style:graphic-properties svg:stroke-color="#000000" draw:fill-color="#ffffd7" draw:textarea-horizontal-align="justify" draw:textarea-vertical-align="middle" draw:auto-grow-height="false" fo:min-height="2.109cm" fo:min-width="6.157cm" fo:wrap-option="no-wrap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181cm" fo:min-width="0cm"/>
      <style:paragraph-properties style:writing-mode="lr-tb"/>
    </style:style>
    <style:style style:name="gr46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668cm" fo:min-width="0cm" fo:padding-top="0.142cm" fo:padding-bottom="0.142cm" fo:padding-left="0.267cm" fo:padding-right="0.267cm"/>
    </style:style>
    <style:style style:name="gr47" style:family="graphic" style:parent-style-name="standard">
      <style:graphic-properties svg:stroke-color="#000000" draw:fill-color="#ffffd7" draw:textarea-horizontal-align="justify" draw:textarea-vertical-align="middle" draw:auto-grow-height="false" fo:min-height="1.493cm" fo:min-width="4.728cm" fo:wrap-option="no-wrap"/>
      <style:paragraph-properties style:writing-mode="lr-tb"/>
    </style:style>
    <style:style style:name="gr48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9" style:family="graphic" style:parent-style-name="standard">
      <style:graphic-properties svg:stroke-color="#000000" draw:fill-color="#ffffd7" draw:textarea-horizontal-align="justify" draw:textarea-vertical-align="middle" draw:auto-grow-height="false" fo:min-height="1.386cm" fo:min-width="5.001cm" fo:wrap-option="no-wrap"/>
      <style:paragraph-properties style:writing-mode="lr-tb"/>
    </style:style>
    <style:style style:name="gr50" style:family="graphic" style:parent-style-name="standard">
      <style:graphic-properties svg:stroke-color="#000000" draw:fill-color="#ffffd7" draw:textarea-horizontal-align="justify" draw:textarea-vertical-align="middle" draw:auto-grow-height="false" fo:min-height="1.236cm" fo:min-width="4.198cm"/>
      <style:paragraph-properties style:writing-mode="lr-tb"/>
    </style:style>
    <style:style style:name="gr51" style:family="graphic" style:parent-style-name="standard">
      <style:graphic-properties svg:stroke-color="#000000" draw:fill-color="#ffffd7" draw:textarea-horizontal-align="justify" draw:textarea-vertical-align="middle" draw:auto-grow-height="false" fo:min-height="1.386cm" fo:min-width="6.783cm" fo:wrap-option="no-wrap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  <style:paragraph-properties style:writing-mode="lr-tb"/>
    </style:style>
    <style:style style:name="gr53" style:family="graphic" style:parent-style-name="objectwithoutfill">
      <style:graphic-properties svg:stroke-width="0.053cm" svg:stroke-color="#000000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54" style:family="graphic" style:parent-style-name="standard">
      <style:graphic-properties svg:stroke-color="#000000" draw:fill-color="#cccccc" draw:textarea-horizontal-align="justify" draw:textarea-vertical-align="middle" draw:auto-grow-height="false" fo:min-height="0.028cm" fo:min-width="1.425cm"/>
    </style:style>
    <style:style style:name="gr55" style:family="graphic" style:parent-style-name="objectwithoutfill">
      <style:graphic-properties svg:stroke-color="#000000" draw:fill="none" draw:textarea-vertical-align="middle"/>
    </style:style>
    <style:style style:name="gr56" style:family="graphic" style:parent-style-name="standard">
      <style:graphic-properties svg:stroke-color="#000000" draw:fill-color="#cccccc" draw:textarea-horizontal-align="justify" draw:textarea-vertical-align="middle" draw:auto-grow-height="false" fo:min-height="0.028cm" fo:min-width="0.373cm"/>
    </style:style>
    <style:style style:name="gr57" style:family="graphic" style:parent-style-name="standard">
      <style:graphic-properties svg:stroke-color="#000000" draw:fill-color="#ffffd7" draw:textarea-horizontal-align="justify" draw:textarea-vertical-align="middle" draw:auto-grow-height="false" fo:min-height="2.099cm" fo:min-width="8.985cm" fo:wrap-option="no-wrap"/>
      <style:paragraph-properties style:writing-mode="lr-tb"/>
    </style:style>
    <style:style style:name="gr58" style:family="graphic" style:parent-style-name="standard">
      <style:graphic-properties svg:stroke-color="#000000" draw:fill-color="#ffffd7" draw:textarea-horizontal-align="justify" draw:textarea-vertical-align="middle" draw:auto-grow-height="false" fo:min-height="2.129cm" fo:min-width="8.985cm" fo:wrap-option="no-wrap"/>
      <style:paragraph-properties style:writing-mode="lr-tb"/>
    </style:style>
    <style:style style:name="gr59" style:family="graphic" style:parent-style-name="standard">
      <style:graphic-properties svg:stroke-width="0.035cm" svg:stroke-color="#999999" draw:marker-start-width="0.252cm" draw:marker-end-width="0.252cm" draw:fill="none" draw:textarea-vertical-align="middle" draw:auto-grow-height="false" fo:min-height="9.486cm" fo:min-width="0cm" fo:padding-top="0.142cm" fo:padding-bottom="0.142cm" fo:padding-left="0.267cm" fo:padding-right="0.267cm"/>
    </style:style>
    <style:style style:name="gr60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2.634cm" fo:min-width="9.103cm" fo:padding-top="0.142cm" fo:padding-bottom="0.142cm" fo:padding-left="0.267cm" fo:padding-right="0.267cm" fo:wrap-option="no-wrap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2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1.275cm" fo:min-width="8.683cm" fo:padding-top="0.142cm" fo:padding-bottom="0.142cm" fo:padding-left="0.267cm" fo:padding-right="0.267cm" fo:wrap-option="no-wrap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4.148cm" style:use-optimal-column-width="false"/>
    </style:style>
    <style:style style:name="co2" style:family="table-column">
      <style:table-column-properties style:column-width="9.951cm" style:use-optimal-column-width="false"/>
    </style:style>
    <style:style style:name="co3" style:family="table-column">
      <style:table-column-properties style:column-width="4.699cm" style:use-optimal-column-width="false"/>
    </style:style>
    <style:style style:name="co4" style:family="table-column">
      <style:table-column-properties style:column-width="10.107cm" style:use-optimal-column-width="false"/>
    </style:style>
    <style:style style:name="co5" style:family="table-column">
      <style:table-column-properties style:column-width="4.098cm" style:use-optimal-column-width="false"/>
    </style:style>
    <style:style style:name="co6" style:family="table-column">
      <style:table-column-properties style:column-width="3.486cm" style:use-optimal-column-width="false"/>
    </style:style>
    <style:style style:name="co7" style:family="table-column">
      <style:table-column-properties style:column-width="2.764cm" style:use-optimal-column-width="false"/>
    </style:style>
    <style:style style:name="co8" style:family="table-column">
      <style:table-column-properties style:column-width="2.824cm" style:use-optimal-column-width="false"/>
    </style:style>
    <style:style style:name="co9" style:family="table-column">
      <style:table-column-properties style:column-width="2.943cm" style:use-optimal-column-width="false"/>
    </style:style>
    <style:style style:name="co10" style:family="table-column">
      <style:table-column-properties style:column-width="3.925cm" style:use-optimal-column-width="false"/>
    </style:style>
    <style:style style:name="ro1" style:family="table-row">
      <style:table-row-properties style:row-height="1.88cm" style:use-optimal-row-height="false"/>
    </style:style>
    <style:style style:name="ro2" style:family="table-row">
      <style:table-row-properties style:row-height="1.883cm" style:use-optimal-row-height="false"/>
    </style:style>
    <style:style style:name="ro3" style:family="table-row">
      <style:table-row-properties style:row-height="1.999cm" style:use-optimal-row-height="false"/>
    </style:style>
    <style:style style:name="ro4" style:family="table-row">
      <style:table-row-properties style:row-height="2.002cm" style:use-optimal-row-height="false"/>
    </style:style>
    <style:style style:name="ro5" style:family="table-row">
      <style:table-row-properties style:row-height="1.544cm" style:use-optimal-row-height="false"/>
    </style:style>
    <style:style style:name="ro6" style:family="table-row">
      <style:table-row-properties style:row-height="1.545cm" style:use-optimal-row-height="false"/>
    </style:style>
    <style:style style:name="ro7" style:family="table-row">
      <style:table-row-properties style:row-height="1.683cm" style:use-optimal-row-height="false"/>
    </style:style>
    <style:style style:name="ro8" style:family="table-row">
      <style:table-row-properties style:row-height="1.278cm" style:use-optimal-row-height="false"/>
    </style:style>
    <style:style style:name="ro9" style:family="table-row">
      <style:table-row-properties style:row-height="1.276cm" style:use-optimal-row-height="false"/>
    </style:style>
    <style:style style:name="ce1" style:family="table-cell">
      <loext:graphic-properties draw:fill-color="#ffffff" draw:textarea-vertical-align="middle"/>
      <style:paragraph-properties fo:text-align="center" fo:border="0.03pt solid #000000"/>
      <style:text-properties style:font-name="Liberation Mono1"/>
    </style:style>
    <style:style style:name="ce2" style:family="table-cell">
      <loext:graphic-properties draw:fill-color="#ffffff" draw:textarea-vertical-align="middle"/>
      <style:paragraph-properties fo:margin-top="0.102cm" fo:margin-bottom="0cm" fo:border="0.03pt solid #000000"/>
      <style:text-properties fo:font-style="italic" style:font-style-asian="italic" style:font-style-complex="italic"/>
    </style:style>
    <style:style style:name="ce3" style:family="table-cell">
      <loext:graphic-properties draw:fill-color="#ffffff" draw:textarea-vertical-align="middle"/>
      <style:paragraph-properties fo:border="0.03pt solid #000000"/>
      <style:text-properties fo:font-style="italic" style:font-style-asian="italic" style:font-style-complex="italic"/>
    </style:style>
    <style:style style:name="ce4" style:family="table-cell">
      <loext:graphic-properties draw:fill-color="#ffffff" draw:textarea-vertical-align="middle"/>
      <style:paragraph-properties fo:border="0.03pt solid #000000"/>
    </style:style>
    <style:style style:name="ce5" style:family="table-cell">
      <loext:graphic-properties draw:fill-color="#ffffff" draw:textarea-vertical-align="middle"/>
      <style:paragraph-properties fo:border="0.03pt solid #000000"/>
      <style:text-properties fo:font-weight="bold" style:font-weight-asian="bold" style:font-weight-complex="bold"/>
    </style:style>
    <style:style style:name="ce6" style:family="table-cell">
      <loext:graphic-properties draw:fill-color="#ffffff" draw:textarea-vertical-align="middle"/>
      <style:paragraph-properties fo:text-align="center" fo:border="0.03pt solid #000000"/>
    </style:style>
    <style:style style:name="ce7" style:family="table-cell">
      <loext:graphic-properties draw:fill-color="#ffffff" draw:textarea-vertical-align="middle"/>
      <style:paragraph-properties fo:text-align="center" fo:border="0.03pt solid #000000"/>
      <style:text-properties fo:font-weight="bold" style:font-weight-asian="bold" style:font-weight-complex="bold"/>
    </style:style>
    <style:style style:name="ce8" style:family="table-cell">
      <loext:graphic-properties draw:fill-color="#ffff00" draw:textarea-vertical-align="middle"/>
      <style:paragraph-properties fo:text-align="center" fo:border="0.03pt solid #000000"/>
      <style:text-properties fo:font-weight="bold" style:font-weight-asian="bold" style:font-weight-complex="bold"/>
    </style:style>
    <style:style style:name="ce9" style:family="table-cell">
      <loext:graphic-properties draw:fill-color="#ffff00" draw:textarea-vertical-align="middle"/>
      <style:paragraph-properties fo:text-align="center" fo:border="0.03pt solid #000000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writing-mode="lr-tb"/>
      <style:text-properties fo:font-size="40pt" style:font-size-asian="40pt" style:font-size-complex="40pt"/>
    </style:style>
    <style:style style:name="P5" style:family="paragraph">
      <style:paragraph-properties fo:text-align="center"/>
    </style:style>
    <style:style style:name="P6" style:family="paragraph">
      <style:paragraph-properties fo:margin-top="0.102cm" fo:margin-bottom="0cm"/>
      <style:text-properties fo:font-style="italic" style:font-style-asian="italic" style:font-style-complex="italic"/>
    </style:style>
    <style:style style:name="P7" style:family="paragraph">
      <style:paragraph-properties fo:text-align="center"/>
      <style:text-properties style:font-name="Liberation Mono1"/>
    </style:style>
    <style:style style:name="P8" style:family="paragraph">
      <style:paragraph-properties fo:margin-left="0cm" fo:margin-right="0cm" fo:margin-top="0.102cm" fo:margin-bottom="0cm" fo:line-height="100%" fo:text-indent="0cm"/>
      <style:text-properties fo:font-style="italic" style:font-style-asian="italic" style:font-style-complex="italic"/>
    </style:style>
    <style:style style:name="P9" style:family="paragraph">
      <style:paragraph-properties fo:margin-left="0cm" fo:margin-right="0cm" fo:margin-top="0.102cm" fo:margin-bottom="0cm" fo:line-height="100%" fo:text-indent="0cm"/>
    </style:style>
    <style:style style:name="P10" style:family="paragraph">
      <style:paragraph-properties fo:margin-left="0cm" fo:margin-right="0cm" fo:text-indent="0cm" style:writing-mode="lr-tb"/>
      <style:text-properties fo:font-size="40pt" style:font-size-asian="40pt" style:font-size-complex="40pt"/>
    </style:style>
    <style:style style:name="P11" style:family="paragraph"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Mono1"/>
    </style:style>
    <style:style style:name="P13" style:family="paragraph">
      <style:paragraph-properties fo:text-align="center" style:writing-mode="lr-tb"/>
      <style:text-properties style:font-name="Liberation Mono1" fo:font-size="12pt" style:font-size-asian="12pt" style:font-size-complex="12pt"/>
    </style:style>
    <style:style style:name="P14" style:family="paragraph">
      <loext:graphic-properties draw:fill-color="#ffffff"/>
      <style:paragraph-properties fo:text-align="center" style:writing-mode="lr-tb"/>
      <style:text-properties style:font-name="Liberation Mono1" fo:font-size="12pt" style:font-size-asian="12pt" style:font-size-complex="12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6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-color="#ffffff"/>
      <style:paragraph-properties fo:text-align="center" style:writing-mode="lr-tb"/>
    </style:style>
    <style:style style:name="P20" style:family="paragraph">
      <loext:graphic-properties draw:fill="none" draw:fill-color="#ffffff"/>
      <style:paragraph-properties style:writing-mode="lr-tb"/>
      <style:text-properties style:font-name="Liberation Mono1" fo:font-size="12pt" fo:font-style="italic" style:font-size-asian="12pt" style:font-style-asian="italic" style:font-size-complex="12pt" style:font-style-complex="italic"/>
    </style:style>
    <style:style style:name="P2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Liberation Mono1"/>
    </style:style>
    <style:style style:name="P25" style:family="paragraph">
      <loext:graphic-properties draw:fill-color="#ff0000" draw:opacity="50%"/>
      <style:paragraph-properties fo:text-align="center"/>
    </style:style>
    <style:style style:name="P26" style:family="paragraph">
      <style:paragraph-properties fo:text-align="center" style:writing-mode="lr-tb"/>
      <style:text-properties fo:font-size="12pt" style:font-size-asian="12pt" style:font-size-complex="12pt"/>
    </style:style>
    <style:style style:name="P27" style:family="paragraph">
      <loext:graphic-properties draw:fill-color="#dde8cb"/>
      <style:paragraph-properties fo:text-align="center" style:writing-mode="lr-tb"/>
      <style:text-properties fo:font-size="12pt" style:font-size-asian="12pt" style:font-size-complex="12pt"/>
    </style:style>
    <style:style style:name="P28" style:family="paragraph">
      <loext:graphic-properties draw:fill-color="#ffd7d7"/>
      <style:paragraph-properties fo:text-align="center" style:writing-mode="lr-tb"/>
      <style:text-properties fo:font-size="12pt" style:font-size-asian="12pt" style:font-size-complex="12pt"/>
    </style:style>
    <style:style style:name="P29" style:family="paragraph">
      <loext:graphic-properties draw:fill-color="#dee6ef"/>
      <style:paragraph-properties fo:text-align="center" style:writing-mode="lr-tb"/>
      <style:text-properties fo:font-size="12pt" style:font-size-asian="12pt" style:font-size-complex="12pt"/>
    </style:style>
    <style:style style:name="P30" style:family="paragraph">
      <loext:graphic-properties draw:fill-color="#ffffd7"/>
      <style:paragraph-properties fo:text-align="center" style:writing-mode="lr-tb"/>
      <style:text-properties fo:font-size="12pt" style:font-size-asian="12pt" style:font-size-complex="12pt"/>
    </style:style>
    <style:style style:name="P31" style:family="paragraph">
      <style:paragraph-properties fo:text-align="center" style:writing-mode="lr-tb"/>
      <style:text-properties style:font-name="Liberation Sans" fo:font-size="12pt" style:font-size-asian="12pt" style:font-size-complex="12pt"/>
    </style:style>
    <style:style style:name="P32" style:family="paragraph">
      <loext:graphic-properties draw:fill-color="#ffffd7" draw:opacity="100%"/>
      <style:paragraph-properties fo:text-align="center" style:writing-mode="lr-tb"/>
      <style:text-properties style:font-name="Liberation Sans" fo:font-size="12pt" style:font-size-asian="12pt" style:font-size-complex="12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Liberation Mono1" fo:font-size="16pt" style:font-size-asian="16pt" style:font-size-complex="16pt"/>
    </style:style>
    <style:style style:name="P34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Liberation Mono1" fo:font-size="14pt" style:font-size-asian="14pt" style:font-size-complex="14pt"/>
    </style:style>
    <style:style style:name="P36" style:family="paragraph">
      <loext:graphic-properties draw:fill="none" draw:fill-color="#ffffff"/>
      <style:text-properties fo:font-style="italic" style:font-style-asian="italic" style:font-style-complex="italic"/>
    </style:style>
    <style:style style:name="P37" style:family="paragraph">
      <style:paragraph-properties fo:text-align="center"/>
      <style:text-properties fo:font-size="12pt" style:font-size-asian="12pt" style:font-size-complex="12pt"/>
    </style:style>
    <style:style style:name="P38" style:family="paragraph">
      <loext:graphic-properties draw:fill-color="#ffffd7"/>
      <style:paragraph-properties fo:text-align="center"/>
      <style:text-properties fo:font-size="12pt" style:font-size-asian="12pt" style:font-size-complex="12pt"/>
    </style:style>
    <style:style style:name="P39" style:family="paragraph">
      <loext:graphic-properties draw:fill-color="#ffffd7"/>
      <style:paragraph-properties fo:text-align="center"/>
      <style:text-properties fo:font-size="16pt" style:font-size-asian="16pt" style:font-size-complex="16pt"/>
    </style:style>
    <style:style style:name="P40" style:family="paragraph">
      <loext:graphic-properties draw:fill-color="#ffffff"/>
    </style:style>
    <style:style style:name="P41" style:family="paragraph">
      <style:paragraph-properties fo:text-align="center"/>
      <style:text-properties fo:font-weight="bold" style:font-weight-asian="bold" style:font-weight-complex="bold"/>
    </style:style>
    <style:style style:name="P42" style:family="paragraph">
      <style:text-properties fo:font-size="16pt" style:font-size-asian="16pt" style:font-size-complex="16pt"/>
    </style:style>
    <style:style style:name="P43" style:family="paragraph">
      <loext:graphic-properties draw:fill="none" draw:fill-color="#ffffff"/>
      <style:text-properties style:font-name="Liberation Mono1" fo:font-size="16pt" style:font-size-asian="16pt" style:font-size-complex="16pt"/>
    </style:style>
    <style:style style:name="P44" style:family="paragraph">
      <loext:graphic-properties draw:fill="none" draw:fill-color="#ffffff"/>
    </style:style>
    <style:style style:name="P45" style:family="paragraph">
      <loext:graphic-properties draw:fill="none" draw:fill-color="#ffffff"/>
      <style:text-properties style:font-name="Liberation Mono1"/>
    </style:style>
    <style:style style:name="P46" style:family="paragraph">
      <style:paragraph-properties fo:text-align="center"/>
      <style:text-properties fo:font-size="14pt" style:font-size-asian="14pt" style:font-size-complex="14pt"/>
    </style:style>
    <style:style style:name="P47" style:family="paragraph">
      <loext:graphic-properties draw:fill-color="#ffffd7"/>
      <style:paragraph-properties fo:text-align="center"/>
      <style:text-properties fo:font-size="14pt" style:font-size-asian="14pt" style:font-size-complex="14pt"/>
    </style:style>
    <style:style style:name="P48" style:family="paragraph">
      <style:text-properties style:font-name="Liberation Mono1" fo:font-size="24pt"/>
    </style:style>
    <style:style style:name="P49" style:family="paragraph">
      <loext:graphic-properties draw:fill="none" draw:fill-color="#ffffff"/>
      <style:text-properties style:font-name="Liberation Mono1" fo:font-size="24pt"/>
    </style:style>
    <style:style style:name="P50" style:family="paragraph">
      <style:text-properties fo:font-size="16pt"/>
    </style:style>
    <style:style style:name="P51" style:family="paragraph">
      <loext:graphic-properties draw:fill="none" draw:fill-color="#ffffff"/>
      <style:text-properties style:font-name="Liberation Mono1" fo:font-size="16pt"/>
    </style:style>
    <style:style style:name="P52" style:family="paragraph">
      <loext:graphic-properties draw:fill-color="#cccccc"/>
      <style:paragraph-properties fo:text-align="center"/>
    </style:style>
    <style:style style:name="P53" style:family="paragraph">
      <loext:graphic-properties draw:fill-color="#ffffff"/>
      <style:text-properties fo:font-size="20pt"/>
    </style:style>
    <style:style style:name="P54" style:family="paragraph">
      <style:text-properties style:font-name="Liberation Mono1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text-position="super 58%" fo:font-size="36pt" style:font-size-asian="36pt" style:font-size-complex="36pt"/>
    </style:style>
    <style:style style:name="T3" style:family="text">
      <style:text-properties style:font-name="Liberation Sans2" style:font-name-asian="Liberation Sans2" style:font-name-complex="Liberation Sans2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style:font-name="Liberation Mono1"/>
    </style:style>
    <style:style style:name="T6" style:family="text">
      <style:text-properties style:font-name="Liberation Mono1" fo:font-style="normal" style:font-style-asian="normal" style:font-style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Liberation Mono1" fo:font-size="40pt" style:font-size-asian="40pt" style:font-size-complex="40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Liberation Mono1" fo:font-size="22pt" fo:font-style="normal" style:font-size-asian="22pt" style:font-style-asian="normal" style:font-size-complex="22pt" style:font-style-complex="normal"/>
    </style:style>
    <style:style style:name="T11" style:family="text">
      <style:text-properties style:font-name="Liberation Mono1" fo:font-size="22pt" style:font-size-asian="22pt" style:font-size-complex="22pt"/>
    </style:style>
    <style:style style:name="T12" style:family="text">
      <style:text-properties style:font-name="Liberation Mono1" fo:font-size="12pt" style:font-size-asian="12pt" style:font-size-complex="12pt"/>
    </style:style>
    <style:style style:name="T13" style:family="text">
      <style:text-properties style:font-name="Liberation Mono1" fo:font-size="12pt" fo:font-style="italic" style:font-size-asian="12pt" style:font-style-asian="italic" style:font-size-complex="12pt" style:font-style-complex="italic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font-style="italic" style:font-size-asian="12pt" style:font-style-asian="italic" style:font-size-complex="12pt" style:font-style-complex="italic"/>
    </style:style>
    <style:style style:name="T16" style:family="text">
      <style:text-properties fo:font-size="12pt" fo:font-style="normal" style:font-size-asian="12pt" style:font-style-asian="normal" style:font-size-complex="12pt" style:font-style-complex="normal"/>
    </style:style>
    <style:style style:name="T17" style:family="text">
      <style:text-properties style:font-name="Liberation Sans" fo:font-size="12pt" style:font-size-asian="12pt" style:font-size-complex="12pt"/>
    </style:style>
    <style:style style:name="T18" style:family="text">
      <style:text-properties style:font-name="Liberation Mono1" fo:font-size="16pt" style:font-size-asian="16pt" style:font-size-complex="16pt"/>
    </style:style>
    <style:style style:name="T19" style:family="text">
      <style:text-properties style:font-name="Liberation Mono1" fo:font-size="14pt" style:font-size-asian="14pt" style:font-size-complex="14pt"/>
    </style:style>
    <style:style style:name="T20" style:family="text">
      <style:text-properties style:font-name="Liberation Sans" fo:font-style="normal" style:font-style-asian="normal" style:font-style-complex="normal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18pt" fo:font-style="italic" fo:text-shadow="none" style:text-underline-style="none" fo:font-weight="normal" style:letter-kerning="true" style:font-name-asian="Noto Sans CJK SC1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Noto Sans CJK SC1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Liberation Sans" fo:font-style="italic" style:font-style-asian="italic" style:font-style-complex="italic"/>
    </style:style>
    <style:style style:name="T27" style:family="text">
      <style:text-properties style:font-name="Liberation Mono1" fo:font-style="italic" style:font-style-asian="italic" style:font-style-complex="italic"/>
    </style:style>
    <style:style style:name="T28" style:family="text">
      <style:text-properties style:font-name="Liberation Sans" fo:font-size="40pt" style:font-size-asian="40pt" style:font-size-complex="40pt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color="#808080" style:text-line-through-style="solid" style:text-line-through-type="single" style:font-name="Liberation Mono1"/>
    </style:style>
    <style:style style:name="T31" style:family="text">
      <style:text-properties style:font-name="Liberation Mono1" fo:background-color="#ffffd7"/>
    </style:style>
    <style:style style:name="T32" style:family="text">
      <style:text-properties style:font-name="Liberation Mono1" fo:background-color="#ffff00"/>
    </style:style>
    <style:style style:name="T33" style:family="text">
      <style:text-properties style:font-name="Liberation Mono1" fo:background-color="#ffffff"/>
    </style:style>
    <style:style style:name="T34" style:family="text">
      <style:text-properties fo:font-size="16pt" fo:font-style="italic" style:font-size-asian="16pt" style:font-style-asian="italic" style:font-size-complex="16pt" style:font-style-complex="italic"/>
    </style:style>
    <style:style style:name="T35" style:family="text">
      <style:text-properties fo:font-size="16pt" fo:font-style="normal" style:font-size-asian="16pt" style:font-style-asian="normal" style:font-size-complex="16pt" style:font-style-complex="normal"/>
    </style:style>
    <style:style style:name="T36" style:family="text">
      <style:text-properties style:font-name="Liberation Mono1"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hink Java 2</text:span><text:span text:style-name="T2">nd</text:span><text:span text:style-name="T1"> Edition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Chapter 5<text:span text:style-name="T3">—Conditionals and Logic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4">Relational Operators</text:span></text:p>
          </draw:text-box>
        </draw:frame>
        <draw:frame draw:style-name="standard" draw:layer="layout" svg:width="14.098cm" svg:height="11.282cm" svg:x="6.891cm" svg:y="3.24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5"><text:span text:style-name="T5">x == y</text:span></text:p>
              </table:table-cell>
              <table:table-cell table:style-name="ce2">
                <text:p text:style-name="P6"><text:span text:style-name="T6">x</text:span><text:span text:style-name="T7"> is equal to </text:span><text:span text:style-name="T6">y</text:span></text:p>
              </table:table-cell>
            </table:table-row>
            <table:table-row table:style-name="ro1">
              <table:table-cell table:style-name="ce1">
                <text:p text:style-name="P7"><text:span text:style-name="T5">x != y</text:span></text:p>
              </table:table-cell>
              <table:table-cell table:style-name="ce3">
                <text:p text:style-name="P8"><text:span text:style-name="T6">x</text:span><text:span text:style-name="T7"> is not equal to </text:span><text:span text:style-name="T6">y</text:span></text:p>
              </table:table-cell>
            </table:table-row>
            <table:table-row table:style-name="ro1">
              <table:table-cell table:style-name="ce1">
                <text:p text:style-name="P7"><text:span text:style-name="T5">x &gt; y</text:span></text:p>
              </table:table-cell>
              <table:table-cell table:style-name="ce4">
                <text:p text:style-name="P9"><text:span text:style-name="T6">x</text:span><text:span text:style-name="T7"> is greater than </text:span><text:span text:style-name="T6">y</text:span></text:p>
              </table:table-cell>
            </table:table-row>
            <table:table-row table:style-name="ro1">
              <table:table-cell table:style-name="ce1">
                <text:p text:style-name="P7"><text:span text:style-name="T5">x &lt; y</text:span></text:p>
              </table:table-cell>
              <table:table-cell table:style-name="ce4">
                <text:p text:style-name="P9"><text:span text:style-name="T6">x</text:span><text:span text:style-name="T7"> is less than </text:span><text:span text:style-name="T6">y</text:span></text:p>
              </table:table-cell>
            </table:table-row>
            <table:table-row table:style-name="ro1">
              <table:table-cell table:style-name="ce1">
                <text:p text:style-name="P7"><text:span text:style-name="T5">x &gt;= y</text:span></text:p>
              </table:table-cell>
              <table:table-cell table:style-name="ce4">
                <text:p text:style-name="P9"><text:span text:style-name="T6">x</text:span><text:span text:style-name="T7"> is greater than or equal to </text:span><text:span text:style-name="T6">y</text:span></text:p>
              </table:table-cell>
            </table:table-row>
            <table:table-row table:style-name="ro2">
              <table:table-cell table:style-name="ce1">
                <text:p text:style-name="P7"><text:span text:style-name="T5">x &lt;= y</text:span></text:p>
              </table:table-cell>
              <table:table-cell table:style-name="ce4">
                <text:p text:style-name="P9"><text:span text:style-name="T6">x</text:span><text:span text:style-name="T7"> is less than or equal to </text:span><text:span text:style-name="T6">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>
          <draw:text-box>
            <text:p text:style-name="P3"><text:span text:style-name="T4">Relational Operators</text:span></text:p>
          </draw:text-box>
        </draw:frame>
        <draw:frame presentation:style-name="pr5" draw:text-style-name="P11" draw:layer="layout" svg:width="25.199cm" svg:height="9.134cm" svg:x="1.4cm" svg:y="3.685cm" presentation:class="outline">
          <draw:text-box>
            <text:list text:style-name="L3">
              <text:list-item>
                <text:p xml:id="id8" text:id="id8">All of the relational operators return a value of type <text:span text:style-name="T5">boolean</text:span></text:p>
              </text:list-item>
              <text:list-item>
                <text:p xml:id="id9" text:id="id9">The only two <text:span text:style-name="T5">boolean</text:span> values are <text:span text:style-name="T5">true</text:span> and <text:span text:style-name="T5">false</text:span></text:p>
              </text:list-item>
              <text:list-item>
                <text:p xml:id="id10" text:id="id10"><text:span text:style-name="T5">3 &lt; 5 → true</text:span></text:p>
              </text:list-item>
              <text:list-item>
                <text:p xml:id="id11" text:id="id11"><text:span text:style-name="T5">7 &lt; 5 → fals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>
          <draw:text-box>
            <text:p text:style-name="P3"><text:span text:style-name="T8">=</text:span><text:span text:style-name="T4"> vs. </text:span><text:span text:style-name="T8">==</text:span></text:p>
          </draw:text-box>
        </draw:frame>
        <draw:frame presentation:style-name="pr5" draw:text-style-name="P1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12" text:id="id12"><text:span text:style-name="T5">=</text:span> is the assignment operator; it does an <text:span text:style-name="T9">action</text:span><text:span text:style-name="T7">:</text:span></text:p>
                <text:p xml:id="id13" text:id="id13"><text:span text:style-name="T10"><text:s text:c="3"/></text:span><text:span text:style-name="T10">x = y; // assign the value of y to x</text:span></text:p>
              </text:list-item>
              <text:list-item>
                <text:p xml:id="id14" text:id="id14"><text:span text:style-name="T5">==</text:span> is a relational operator; it asks a <text:span text:style-name="T9">question</text:span>:</text:p>
                <text:p xml:id="id15" text:id="id15"><text:span text:style-name="T11"><text:s text:c="3"/></text:span><text:span text:style-name="T11">x == y // Do x and y have the same value? (T/F)</text:span></text:p>
                <text:p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>
          <draw:text-box>
            <text:p text:style-name="P3"><text:span text:style-name="T4">The </text:span><text:span text:style-name="T8">if</text:span><text:span text:style-name="T4"> statement</text:span></text:p>
          </draw:text-box>
        </draw:frame>
        <draw:frame draw:style-name="gr2" draw:text-style-name="P12" draw:layer="layout" svg:width="15.742cm" svg:height="2.411cm" svg:x="2.472cm" svg:y="3.558cm">
          <draw:text-box>
            <text:p><text:span text:style-name="T5">if (n &gt; 0) {</text:span></text:p>
            <text:p><text:span text:style-name="T5"><text:s text:c="4"/></text:span><text:span text:style-name="T5">System.out.println("n is positive");</text:span></text:p>
            <text:p><text:span text:style-name="T5">}</text:span></text:p>
          </draw:text-box>
        </draw:frame>
        <draw:custom-shape draw:style-name="gr3" draw:text-style-name="P14" xml:id="id1" draw:id="id1" draw:layer="layout" svg:width="3.81cm" svg:height="1.905cm" svg:x="21.59cm" svg:y="3.81cm">
          <text:p text:style-name="P13"><text:span text:style-name="T12">n &gt;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6" xml:id="id2" draw:id="id2" draw:layer="layout" svg:width="5.08cm" svg:height="1.905cm" svg:x="20.955cm" svg:y="6.685cm">
          <text:p text:style-name="P15"><text:span text:style-name="T12">System.out.println</text:span><text:span text:style-name="T12"><text:line-break/></text:span><text:span text:style-name="T12">("n is positive");</text:span></text:p>
          <draw:enhanced-geometry svg:viewBox="0 0 21600 21600" draw:type="rectangle" draw:enhanced-path="M 0 0 L 21600 0 21600 21600 0 21600 0 0 Z N"/>
        </draw:custom-shape>
        <draw:connector draw:style-name="gr5" draw:text-style-name="P17" draw:layer="layout" svg:x1="23.495cm" svg:y1="5.715cm" svg:x2="23.495cm" svg:y2="6.685cm" draw:start-shape="id1" draw:start-glue-point="6" draw:end-shape="id2" draw:end-glue-point="0" svg:d="M23495 5715v970" svg:viewBox="0 0 1 971">
          <text:p/>
        </draw:connector>
        <draw:custom-shape draw:style-name="gr6" draw:text-style-name="P19" xml:id="id3" draw:id="id3" draw:layer="layout" svg:width="1.905cm" svg:height="0.635cm" svg:x="22.543cm" svg:y="9.525cm">
          <text:p text:style-name="P18">...</text:p>
          <draw:enhanced-geometry svg:viewBox="0 0 21600 21600" draw:type="rectangle" draw:enhanced-path="M 0 0 L 21600 0 21600 21600 0 21600 0 0 Z N"/>
        </draw:custom-shape>
        <draw:connector draw:style-name="gr5" draw:text-style-name="P17" draw:layer="layout" draw:line-skew="1.386cm" svg:x1="25.4cm" svg:y1="4.763cm" svg:x2="24.448cm" svg:y2="9.842cm" draw:start-shape="id1" draw:start-glue-point="7" draw:end-shape="id3" svg:d="M25400 4763h1905v5079h-2857" svg:viewBox="0 0 2858 5080">
          <text:p/>
        </draw:connector>
        <draw:connector draw:style-name="gr5" draw:text-style-name="P17" draw:layer="layout" svg:x1="23.495cm" svg:y1="8.59cm" svg:x2="23.495cm" svg:y2="9.525cm" draw:start-shape="id2" draw:start-glue-point="2" draw:end-shape="id3" draw:end-glue-point="0" svg:d="M23495 8590v935" svg:viewBox="0 0 1 936">
          <text:p/>
        </draw:connector>
        <draw:frame draw:style-name="gr7" draw:text-style-name="P20" draw:layer="layout" svg:width="1.518cm" svg:height="0.729cm" svg:x="21.935cm" svg:y="5.715cm">
          <draw:text-box>
            <text:p><text:span text:style-name="T13">true</text:span></text:p>
          </draw:text-box>
        </draw:frame>
        <draw:frame draw:style-name="gr8" draw:text-style-name="P20" draw:layer="layout" svg:width="1.772cm" svg:height="0.729cm" svg:x="25.4cm" svg:y="4.034cm">
          <draw:text-box>
            <text:p><text:span text:style-name="T13">fals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3"><text:span text:style-name="T4">The </text:span><text:span text:style-name="T8">if-else</text:span><text:span text:style-name="T4"> statement</text:span></text:p>
          </draw:text-box>
        </draw:frame>
        <draw:frame draw:style-name="gr9" draw:text-style-name="P12" draw:layer="layout" svg:width="14.218cm" svg:height="3.851cm" svg:x="2.472cm" svg:y="3.558cm">
          <draw:text-box>
            <text:p><text:span text:style-name="T5">if (n % 2 == 0) {</text:span></text:p>
            <text:p><text:span text:style-name="T5"><text:s text:c="4"/></text:span><text:span text:style-name="T5">System.out.println("n is even");</text:span></text:p>
            <text:p><text:span text:style-name="T5">} else {</text:span></text:p>
            <text:p><text:span text:style-name="T5"><text:s text:c="4"/></text:span><text:span text:style-name="T5">System.out.println("n is odd");</text:span></text:p>
            <text:p><text:span text:style-name="T5">}</text:span></text:p>
          </draw:text-box>
        </draw:frame>
        <draw:custom-shape draw:style-name="gr10" draw:text-style-name="P14" xml:id="id6" draw:id="id6" draw:layer="layout" svg:width="3.81cm" svg:height="1.905cm" svg:x="12.065cm" svg:y="6.985cm">
          <text:p text:style-name="P13"><text:span text:style-name="T12">n %2 ==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21" xml:id="id4" draw:id="id4" draw:layer="layout" svg:width="5.08cm" svg:height="1.905cm" svg:x="6.985cm" svg:y="9.525cm">
          <text:p text:style-name="P15"><text:span text:style-name="T12">System.out.println</text:span><text:span text:style-name="T12"><text:line-break/></text:span><text:span text:style-name="T12">("n is even");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xml:id="id5" draw:id="id5" draw:layer="layout" svg:width="1.905cm" svg:height="0.635cm" svg:x="13cm" svg:y="12.7cm">
          <text:p text:style-name="P18">...</text:p>
          <draw:enhanced-geometry svg:viewBox="0 0 21600 21600" draw:type="rectangle" draw:enhanced-path="M 0 0 L 21600 0 21600 21600 0 21600 0 0 Z N"/>
        </draw:custom-shape>
        <draw:connector draw:style-name="gr5" draw:text-style-name="P17" draw:layer="layout" svg:x1="9.525cm" svg:y1="11.43cm" svg:x2="13.952cm" svg:y2="12.7cm" draw:start-shape="id4" draw:start-glue-point="2" draw:end-shape="id5" draw:end-glue-point="0" svg:d="M9525 11430v634h4427v636" svg:viewBox="0 0 4428 1271">
          <text:p/>
        </draw:connector>
        <draw:frame draw:style-name="gr7" draw:text-style-name="P20" draw:layer="layout" svg:width="1.518cm" svg:height="0.729cm" svg:x="10.795cm" svg:y="7.209cm">
          <draw:text-box>
            <text:p><text:span text:style-name="T13">true</text:span></text:p>
          </draw:text-box>
        </draw:frame>
        <draw:frame draw:style-name="gr8" draw:text-style-name="P20" draw:layer="layout" svg:width="1.772cm" svg:height="0.729cm" svg:x="15.875cm" svg:y="7.209cm">
          <draw:text-box>
            <text:p><text:span text:style-name="T13">false</text:span></text:p>
          </draw:text-box>
        </draw:frame>
        <draw:connector draw:style-name="gr5" draw:text-style-name="P17" draw:layer="layout" svg:x1="12.065cm" svg:y1="7.938cm" svg:x2="9.525cm" svg:y2="9.525cm" draw:start-shape="id6" draw:start-glue-point="5" draw:end-shape="id4" draw:end-glue-point="0" svg:d="M12065 7938h-2540v1587" svg:viewBox="0 0 2541 1588">
          <text:p/>
        </draw:connector>
        <draw:custom-shape draw:style-name="gr13" draw:text-style-name="P21" xml:id="id7" draw:id="id7" draw:layer="layout" svg:width="5.08cm" svg:height="1.905cm" svg:x="15.875cm" svg:y="9.525cm">
          <text:p text:style-name="P15"><text:span text:style-name="T12">System.out.println</text:span><text:span text:style-name="T12"><text:line-break/></text:span><text:span text:style-name="T12">("n is odd");</text:span></text:p>
          <draw:enhanced-geometry svg:viewBox="0 0 21600 21600" draw:type="rectangle" draw:enhanced-path="M 0 0 L 21600 0 21600 21600 0 21600 0 0 Z N"/>
        </draw:custom-shape>
        <draw:connector draw:style-name="gr5" draw:text-style-name="P17" draw:layer="layout" svg:x1="15.875cm" svg:y1="7.938cm" svg:x2="18.415cm" svg:y2="9.525cm" draw:start-shape="id6" draw:start-glue-point="7" draw:end-shape="id7" svg:d="M15875 7938h2540v1587" svg:viewBox="0 0 2541 1588">
          <text:p/>
        </draw:connector>
        <draw:connector draw:style-name="gr5" draw:text-style-name="P17" draw:layer="layout" svg:x1="18.415cm" svg:y1="11.43cm" svg:x2="13.952cm" svg:y2="12.7cm" draw:start-shape="id7" draw:start-glue-point="2" draw:end-shape="id5" draw:end-glue-point="0" svg:d="M18415 11430v634h-4463v636" svg:viewBox="0 0 4464 1271">
          <text:p/>
        </draw:connecto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3"><text:span text:style-name="T4">Optional Braces</text:span></text:p>
          </draw:text-box>
        </draw:frame>
        <draw:frame draw:style-name="gr2" draw:text-style-name="P12" draw:layer="layout" svg:width="15.742cm" svg:height="2.411cm" svg:x="6.332cm" svg:y="3.904cm">
          <draw:text-box>
            <text:p><text:span text:style-name="T5">if (n &gt; 0) {</text:span></text:p>
            <text:p><text:span text:style-name="T5"><text:s text:c="4"/></text:span><text:span text:style-name="T5">System.out.println("n is positive");</text:span></text:p>
            <text:p><text:span text:style-name="T5">}</text:span></text:p>
          </draw:text-box>
        </draw:frame>
        <draw:frame draw:style-name="gr14" draw:text-style-name="P22" draw:layer="layout" svg:width="17.528cm" svg:height="0.962cm" svg:x="5.715cm" svg:y="2.74cm">
          <draw:text-box>
            <text:p><text:span text:style-name="T9">When the body of an if or else contains only one statement.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3"><text:span text:style-name="T4">Optional Braces</text:span></text:p>
          </draw:text-box>
        </draw:frame>
        <draw:frame draw:style-name="gr15" draw:text-style-name="P24" draw:layer="layout" svg:width="17.163cm" svg:height="3.131cm" svg:x="6.332cm" svg:y="3.904cm">
          <draw:text-box>
            <text:p text:style-name="P23"><text:span text:style-name="T5">if (n &gt; 0)</text:span></text:p>
            <text:p text:style-name="P23"><text:span text:style-name="T5"><text:s text:c="4"/></text:span><text:span text:style-name="T5">System.out.println("n is positive");</text:span></text:p>
            <text:p text:style-name="P23"><text:span text:style-name="T5"/></text:p>
          </draw:text-box>
        </draw:frame>
        <draw:frame draw:style-name="gr16" draw:text-style-name="P22" draw:layer="layout" svg:width="7.766cm" svg:height="0.962cm" svg:x="5.715cm" svg:y="2.74cm">
          <draw:text-box>
            <text:p><text:span text:style-name="T9">you can omit the braces.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3"><text:span text:style-name="T4">Optional Braces</text:span></text:p>
          </draw:text-box>
        </draw:frame>
        <draw:frame draw:style-name="gr17" draw:text-style-name="P24" draw:layer="layout" svg:width="15.893cm" svg:height="3.131cm" svg:x="6.332cm" svg:y="3.904cm">
          <draw:text-box>
            <text:p text:style-name="P23"><text:span text:style-name="T5">if (n &gt; 0)</text:span></text:p>
            <text:p text:style-name="P23"><text:span text:style-name="T5"><text:s text:c="4"/></text:span><text:span text:style-name="T5">System.out.println("n is positive");</text:span></text:p>
            <text:p text:style-name="P23"><text:span text:style-name="T5"/></text:p>
          </draw:text-box>
        </draw:frame>
        <draw:frame draw:style-name="gr18" draw:text-style-name="P22" draw:layer="layout" svg:width="5.823cm" svg:height="0.962cm" svg:x="5.715cm" svg:y="2.74cm">
          <draw:text-box>
            <text:p><text:span text:style-name="T9">but you shouldn’t...</text:span></text:p>
          </draw:text-box>
        </draw:frame>
        <draw:custom-shape draw:style-name="gr19" draw:text-style-name="P25" draw:layer="layout" svg:width="3.081cm" svg:height="3.081cm" svg:x="12.7cm" svg:y="3.90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3"><text:span text:style-name="T4">The Problem with Optional Braces</text:span></text:p>
          </draw:text-box>
        </draw:frame>
        <draw:frame draw:style-name="gr20" draw:text-style-name="P24" draw:layer="layout" svg:width="15.893cm" svg:height="3.131cm" svg:x="6.332cm" svg:y="3.904cm">
          <draw:text-box>
            <text:p xml:id="id16" text:id="id16" text:style-name="P23"><text:span text:style-name="T5">if (n &gt; 0)</text:span></text:p>
            <text:p xml:id="id17" text:id="id17" text:style-name="P23"><text:span text:style-name="T5"><text:s text:c="4"/></text:span><text:span text:style-name="T5">System.out.println("n is positive");</text:span></text:p>
            <text:p xml:id="id18" text:id="id18" text:style-name="P23"><text:span text:style-name="T5"><text:s text:c="4"/></text:span><text:span text:style-name="T5">System.out.println("n is not zero");</text:span></text:p>
            <text:p text:style-name="P23"><text:span text:style-name="T5"/></text:p>
          </draw:text-box>
        </draw:frame>
        <draw:custom-shape draw:style-name="gr21" draw:text-style-name="P27" xml:id="id19" draw:id="id19" draw:layer="layout" svg:width="4.445cm" svg:height="1.27cm" svg:x="19.685cm" svg:y="3.175cm">
          <text:p text:style-name="P26"><text:span text:style-name="T14">Only this statement</text:span><text:span text:style-name="T14"><text:line-break/></text:span><text:span text:style-name="T14">belongs to the </text:span><text:span text:style-name="T12">if</text:span></text:p>
          <draw:enhanced-geometry svg:viewBox="0 0 21600 21600" draw:glue-points="10800 0 0 10800 10800 21600 21600 10800 ?f40 ?f41" draw:text-areas="0 0 21600 21600" draw:type="rectangular-callout" draw:modifiers="-5859.10931174089 26018.56805664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28" xml:id="id20" draw:id="id20" draw:layer="layout" svg:width="4.445cm" svg:height="1.27cm" svg:x="19.05cm" svg:y="6.985cm">
          <text:p text:style-name="P26"><text:span text:style-name="T14">This statement</text:span><text:span text:style-name="T14"><text:line-break/></text:span><text:span text:style-name="T14">is </text:span><text:span text:style-name="T15">not</text:span><text:span text:style-name="T16"> part of the</text:span><text:span text:style-name="T14"> </text:span><text:span text:style-name="T12">if</text:span></text:p>
          <draw:enhanced-geometry svg:viewBox="0 0 21600 21600" draw:glue-points="10800 0 0 10800 10800 21600 21600 10800 ?f40 ?f41" draw:text-areas="0 0 21600 21600" draw:type="rectangular-callout" draw:modifiers="-8045.34412955466 -10706.53029110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3" draw:text-style-name="P24" xml:id="id21" draw:id="id21" draw:layer="layout" svg:width="15.893cm" svg:height="3.851cm" svg:x="6.332cm" svg:y="8.525cm">
          <draw:text-box>
            <text:p text:style-name="P23"><text:span text:style-name="T5">if (n &gt; 0) {</text:span></text:p>
            <text:p text:style-name="P23"><text:span text:style-name="T5"><text:s text:c="4"/></text:span><text:span text:style-name="T5">System.out.println("n is positive");</text:span></text:p>
            <text:p text:style-name="P23"><text:span text:style-name="T5">}</text:span></text:p>
            <text:p text:style-name="P23"><text:span text:style-name="T5">System.out.println("n is not zero");</text:span></text:p>
            <text:p text:style-name="P23"><text:span text:style-name="T5"/></text:p>
          </draw:text-box>
        </draw:frame>
        <draw:custom-shape draw:style-name="gr24" draw:text-style-name="P29" xml:id="id22" draw:id="id22" draw:layer="layout" svg:width="4.445cm" svg:height="1.27cm" svg:x="22.225cm" svg:y="11.065cm">
          <text:p text:style-name="P26"><text:span text:style-name="T14">This is how Java</text:span><text:span text:style-name="T14"><text:line-break/></text:span><text:span text:style-name="T14">really sees it.</text:span></text:p>
          <draw:enhanced-geometry svg:viewBox="0 0 21600 21600" draw:glue-points="10800 0 0 10800 10800 21600 21600 10800 ?f40 ?f41" draw:text-areas="0 0 21600 21600" draw:type="rectangular-callout" draw:modifiers="-8045.34412955466 -10706.53029110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29" xml:id="id23" draw:id="id23" draw:layer="layout" svg:width="5.954cm" svg:height="1.685cm" svg:x="2.706cm" svg:y="12.376cm">
          <text:p text:style-name="P26"><text:span text:style-name="T14">This is </text:span><text:span text:style-name="T15">always</text:span><text:span text:style-name="T14"> printed,</text:span></text:p>
          <text:p text:style-name="P26"><text:span text:style-name="T14">whether </text:span><text:span text:style-name="T12">n</text:span><text:span text:style-name="T14"> is greater than</text:span></text:p>
          <text:p text:style-name="P26"><text:span text:style-name="T14">zero or not.</text:span></text:p>
          <draw:enhanced-geometry svg:viewBox="0 0 21600 21600" draw:glue-points="10800 0 0 10800 10800 21600 21600 10800 ?f40 ?f41" draw:text-areas="0 0 21600 21600" draw:type="rectangular-callout" draw:modifiers="20595.2644836272 -8481.138790035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3"><text:span text:style-name="T4">Common </text:span><text:span text:style-name="T8">if</text:span><text:span text:style-name="T4"> error</text:span></text:p>
          </draw:text-box>
        </draw:frame>
        <draw:frame draw:style-name="gr26" draw:text-style-name="P24" xml:id="id24" draw:id="id24" draw:layer="layout" svg:width="15.893cm" svg:height="2.496cm" svg:x="7.472cm" svg:y="5.124cm">
          <draw:text-box>
            <text:p text:style-name="P23"><text:span text:style-name="T5">if (n &gt; 0); {</text:span></text:p>
            <text:p text:style-name="P23"><text:span text:style-name="T5"><text:s text:c="4"/></text:span><text:span text:style-name="T5">System.out.println("n is positive");</text:span></text:p>
            <text:p text:style-name="P23"><text:span text:style-name="T5">}</text:span></text:p>
          </draw:text-box>
        </draw:frame>
        <draw:custom-shape draw:style-name="gr22" draw:text-style-name="P28" xml:id="id25" draw:id="id25" draw:layer="layout" svg:width="4.445cm" svg:height="1.27cm" svg:x="12.7cm" svg:y="3.175cm">
          <text:p text:style-name="P26"><text:span text:style-name="T14">This semicolon</text:span><text:span text:style-name="T14"><text:line-break/></text:span><text:span text:style-name="T14">ends</text:span><text:span text:style-name="T16"> the</text:span><text:span text:style-name="T14"> </text:span><text:span text:style-name="T12">if</text:span></text:p>
          <draw:enhanced-geometry svg:viewBox="0 0 21600 21600" draw:glue-points="10800 0 0 10800 10800 21600 21600 10800 ?f40 ?f41" draw:text-areas="0 0 21600 21600" draw:type="rectangular-callout" draw:modifiers="-3488.25910931174 32289.53579858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7" draw:text-style-name="P24" xml:id="id26" draw:id="id26" draw:layer="layout" svg:width="15.893cm" svg:height="4.571cm" svg:x="7.602cm" svg:y="9.314cm">
          <draw:text-box>
            <text:p text:style-name="P23"><text:span text:style-name="T5">if (n &gt; 0)</text:span></text:p>
            <text:p text:style-name="P23"><text:span text:style-name="T5"><text:tab/></text:span><text:span text:style-name="T5">;</text:span></text:p>
            <text:p text:style-name="P23"><text:span text:style-name="T5">{</text:span></text:p>
            <text:p text:style-name="P23"><text:span text:style-name="T5"><text:s text:c="4"/></text:span><text:span text:style-name="T5">System.out.println("n is positive");</text:span></text:p>
            <text:p text:style-name="P23"><text:span text:style-name="T5">}</text:span></text:p>
            <text:p text:style-name="P23"><text:span text:style-name="T5"/></text:p>
          </draw:text-box>
        </draw:frame>
        <draw:custom-shape draw:style-name="gr28" draw:text-style-name="P30" xml:id="id28" draw:id="id28" draw:layer="layout" svg:width="4.445cm" svg:height="1.27cm" svg:x="15.875cm" svg:y="9.525cm">
          <text:p text:style-name="P26"><text:span text:style-name="T14">This is an empty</text:span><text:span text:style-name="T14"><text:line-break/></text:span><text:span text:style-name="T14">statement</text:span></text:p>
          <draw:enhanced-geometry svg:viewBox="0 0 21600 21600" draw:glue-points="10800 0 0 10800 10800 21600 21600 10800 ?f40 ?f41" draw:text-areas="0 0 21600 21600" draw:type="rectangular-callout" draw:modifiers="-28863.1578947368 16892.5255704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7" xml:id="id30" draw:id="id30" draw:layer="layout" svg:width="0.635cm" svg:height="2.54cm" svg:x="6.985cm" svg:y="10.795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0" draw:text-style-name="P29" xml:id="id29" draw:id="id29" draw:layer="layout" svg:width="3.81cm" svg:height="2.54cm" svg:x="1.905cm" svg:y="10.16cm">
          <text:p text:style-name="P26"><text:span text:style-name="T14">This block is</text:span><text:span text:style-name="T14"><text:line-break/></text:span><text:span text:style-name="T14">independent of</text:span><text:span text:style-name="T14"><text:line-break/></text:span><text:span text:style-name="T14">the </text:span><text:span text:style-name="T12">if</text:span><text:span text:style-name="T14"> statement.</text:span></text:p>
          <draw:enhanced-geometry svg:viewBox="0 0 21600 21600" draw:glue-points="10800 0 0 10800 10800 21600 21600 10800 ?f40 ?f41" draw:text-areas="0 0 21600 21600" draw:type="rectangular-callout" draw:modifiers="27675.8855943322 17800.23612750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1" draw:text-style-name="P22" xml:id="id27" draw:id="id27" draw:layer="layout" svg:width="5.548cm" svg:height="0.962cm" svg:x="5.715cm" svg:y="7.855cm">
          <draw:text-box>
            <text:p><text:span text:style-name="T9">What Java sees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3"><text:span text:style-name="T4">Chaining </text:span><text:span text:style-name="T8">if</text:span><text:span text:style-name="T4"> statements</text:span></text:p>
          </draw:text-box>
        </draw:frame>
        <draw:frame draw:style-name="gr32" draw:text-style-name="P24" xml:id="id31" draw:id="id31" draw:layer="layout" svg:width="15.893cm" svg:height="5.291cm" svg:x="8.615cm" svg:y="3.219cm">
          <draw:text-box>
            <text:p text:style-name="P23"><text:span text:style-name="T5">if (n &gt; 0) {</text:span></text:p>
            <text:p text:style-name="P23"><text:span text:style-name="T5"><text:s text:c="4"/></text:span><text:span text:style-name="T5">System.out.println("n is positive");</text:span></text:p>
            <text:p text:style-name="P23"><text:span text:style-name="T5">} else if (n &lt; 0) {</text:span></text:p>
            <text:p text:style-name="P23"><text:span text:style-name="T5"><text:s text:c="4"/></text:span><text:span text:style-name="T5">System.out.println("n is negative");</text:span></text:p>
            <text:p text:style-name="P23"><text:span text:style-name="T5">} else {</text:span></text:p>
            <text:p text:style-name="P23"><text:span text:style-name="T5"><text:s text:c="4"/></text:span><text:span text:style-name="T5">System.out.println("n is zero");</text:span></text:p>
            <text:p text:style-name="P23"><text:span text:style-name="T5">}</text:span></text:p>
          </draw:text-box>
        </draw:frame>
        <draw:custom-shape draw:style-name="gr33" draw:text-style-name="P17" xml:id="id32" draw:id="id32" draw:layer="layout" svg:width="0.635cm" svg:height="5.201cm" svg:x="7.98cm" svg:y="3.309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4" draw:text-style-name="P30" xml:id="id33" draw:id="id33" draw:layer="layout" svg:width="4.489cm" svg:height="2.537cm" svg:x="1.714cm" svg:y="3.037cm">
          <text:p text:style-name="P26"><text:span text:style-name="T14">Line up the braces</text:span><text:span text:style-name="T14"><text:line-break/></text:span><text:span text:style-name="T14">and indent properly</text:span><text:span text:style-name="T14"><text:line-break/></text:span><text:span text:style-name="T14">to keep code readable</text:span></text:p>
          <draw:enhanced-geometry svg:viewBox="0 0 21600 21600" draw:glue-points="10800 0 0 10800 10800 21600 21600 10800 ?f40 ?f41" draw:text-areas="0 0 21600 21600" draw:type="rectangular-callout" draw:modifiers="28695.7683741648 29353.19148936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32" xml:id="id34" draw:id="id34" draw:layer="layout" svg:width="6.246cm" svg:height="2.919cm" svg:x="11.69cm" svg:y="8.51cm">
          <text:p text:style-name="P31"><text:span text:style-name="T17">This does not need to be</text:span><text:span text:style-name="T17"><text:line-break/></text:span><text:span text:style-name="T17"><text:line-break/></text:span><text:span text:style-name="T12">else if (n == 0)</text:span><text:span text:style-name="T12"><text:line-break/></text:span><text:span text:style-name="T17"><text:line-break/></text:span><text:span text:style-name="T17">as there is no other possibility.</text:span></text:p>
          <draw:enhanced-geometry svg:viewBox="0 0 21600 21600" draw:glue-points="10800 0 0 10800 10800 21600 21600 10800 ?f40 ?f41" draw:text-areas="0 0 21600 21600" draw:type="rectangular-callout" draw:modifiers="-4201.05650712342 -12405.20547945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3"><text:span text:style-name="T4">Nesting </text:span><text:span text:style-name="T8">if</text:span><text:span text:style-name="T4"> statements</text:span></text:p>
          </draw:text-box>
        </draw:frame>
        <draw:frame draw:style-name="gr36" draw:text-style-name="P33" xml:id="id35" draw:id="id35" draw:layer="layout" svg:width="23.894cm" svg:height="6.011cm" svg:x="2.598cm" svg:y="3.566cm">
          <draw:text-box>
            <text:p text:style-name="P23"><text:span text:style-name="T18">if (age &lt; 6) {</text:span></text:p>
            <text:p text:style-name="P23"><text:span text:style-name="T18"><text:s text:c="4"/></text:span><text:span text:style-name="T18">System.out.println("You are too young to ride this ride");</text:span></text:p>
            <text:p text:style-name="P23"><text:span text:style-name="T18">} else {</text:span></text:p>
            <text:p text:style-name="P23"><text:span text:style-name="T18"><text:s text:c="4"/></text:span><text:span text:style-name="T18">if (heightCm &lt; 110) {</text:span></text:p>
            <text:p text:style-name="P23"><text:span text:style-name="T18"><text:s text:c="8"/></text:span><text:span text:style-name="T18">System.out.println("You are not tall enough for this ride.");</text:span></text:p>
            <text:p text:style-name="P23"><text:span text:style-name="T18"><text:s text:c="4"/></text:span><text:span text:style-name="T18">} else {</text:span></text:p>
            <text:p text:style-name="P23"><text:span text:style-name="T18"><text:s text:c="8"/></text:span><text:span text:style-name="T18">System.out.println("Welcome aboard!");</text:span></text:p>
            <text:p text:style-name="P23"><text:span text:style-name="T18"><text:s text:c="4"/></text:span><text:span text:style-name="T18">}</text:span></text:p>
            <text:p text:style-name="P23"><text:span text:style-name="T1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3"><text:span text:style-name="T4">The switch Statement</text:span></text:p>
          </draw:text-box>
        </draw:frame>
        <draw:frame draw:style-name="gr37" draw:text-style-name="P35" draw:layer="layout" svg:width="12.191cm" svg:height="8.077cm" svg:x="7.62cm" svg:y="3.066cm">
          <draw:text-box>
            <text:p text:style-name="P34"><text:span text:style-name="T19">int quarter;</text:span></text:p>
            <text:p text:style-name="P34"><text:span text:style-name="T19">String quarterName;</text:span></text:p>
            <text:p text:style-name="P34"><text:span text:style-name="T19"/></text:p>
            <text:p text:style-name="P34"><text:span text:style-name="T19">if (quarter == 1) {</text:span></text:p>
            <text:p text:style-name="P34"><text:span text:style-name="T19"><text:s text:c="4"/></text:span><text:span text:style-name="T19">quarterName = "Fall";</text:span></text:p>
            <text:p text:style-name="P34"><text:span text:style-name="T19">} else if (quarter == 2) {</text:span></text:p>
            <text:p text:style-name="P34"><text:span text:style-name="T19"><text:tab/></text:span><text:span text:style-name="T19">quarterName = "Winter";</text:span></text:p>
            <text:p text:style-name="P34"><text:span text:style-name="T19">} else if (quarter == 3) {</text:span></text:p>
            <text:p text:style-name="P34"><text:span text:style-name="T19"><text:tab/></text:span><text:span text:style-name="T19">quarterName = "Spring";</text:span></text:p>
            <text:p text:style-name="P34"><text:span text:style-name="T19">} else if (quarter == 4) {</text:span></text:p>
            <text:p text:style-name="P34"><text:span text:style-name="T19"><text:tab/></text:span><text:span text:style-name="T19">quarterName = "Summer";</text:span></text:p>
            <text:p text:style-name="P34"><text:span text:style-name="T19">} else {</text:span></text:p>
            <text:p text:style-name="P34"><text:span text:style-name="T19"><text:tab/></text:span><text:span text:style-name="T19">quarterName = "Unknown";</text:span></text:p>
            <text:p text:style-name="P34"><text:span text:style-name="T19">}</text:span></text:p>
          </draw:text-box>
        </draw:frame>
        <draw:frame draw:style-name="gr38" draw:text-style-name="P36" draw:layer="layout" svg:width="18.368cm" svg:height="1.018cm" svg:x="4.43cm" svg:y="11.683cm">
          <draw:text-box>
            <text:p><text:span text:style-name="T9">This </text:span><text:span text:style-name="T6">if</text:span><text:span text:style-name="T9">-</text:span><text:span text:style-name="T6">else</text:span><text:span text:style-name="T20"> </text:span><text:span text:style-name="T9">chain can be written using a </text:span><text:span text:style-name="T6">switch</text:span><text:span text:style-name="T9"> statement..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 text:style-name="P11">This if-else chain takes the number of a school quarter and sets the name of that quarter.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3"><text:span text:style-name="T4">The switch Statement</text:span></text:p>
          </draw:text-box>
        </draw:frame>
        <draw:frame draw:style-name="gr39" draw:text-style-name="P35" draw:layer="layout" svg:width="11.664cm" svg:height="11.431cm" svg:x="7.62cm" svg:y="3.066cm">
          <draw:text-box>
            <text:p xml:id="id36" text:id="id36" text:style-name="P34"><text:span text:style-name="T19">int quarter;</text:span></text:p>
            <text:p xml:id="id37" text:id="id37" text:style-name="P34"><text:span text:style-name="T19">String quarterName;</text:span></text:p>
            <text:p text:style-name="P34"><text:span text:style-name="T19"/></text:p>
            <text:p xml:id="id38" text:id="id38" text:style-name="P34"><text:span text:style-name="T19">switch (quarter) {</text:span></text:p>
            <text:p xml:id="id39" text:id="id39" text:style-name="P34"><text:span text:style-name="T19"><text:tab/></text:span><text:span text:style-name="T19">case 1: </text:span></text:p>
            <text:p xml:id="id40" text:id="id40" text:style-name="P34"><text:span text:style-name="T19"><text:s text:c="4"/></text:span><text:span text:style-name="T19"><text:tab/></text:span><text:span text:style-name="T19"> <text:s text:c="3"/></text:span><text:span text:style-name="T19">quarterName = "Fall";</text:span></text:p>
            <text:p xml:id="id41" text:id="id41" text:style-name="P34"><text:span text:style-name="T19"><text:tab/></text:span><text:span text:style-name="T19"><text:tab/></text:span><text:span text:style-name="T19">break;</text:span></text:p>
            <text:p xml:id="id42" text:id="id42" text:style-name="P34"><text:span text:style-name="T19"><text:tab/></text:span><text:span text:style-name="T19">case 2:</text:span></text:p>
            <text:p xml:id="id43" text:id="id43" text:style-name="P34"><text:span text:style-name="T19"><text:tab/></text:span><text:span text:style-name="T19"><text:tab/></text:span><text:span text:style-name="T19">quarterName = "Winter";</text:span></text:p>
            <text:p xml:id="id44" text:id="id44" text:style-name="P34"><text:span text:style-name="T19"><text:tab/></text:span><text:span text:style-name="T19"><text:tab/></text:span><text:span text:style-name="T19">break;</text:span></text:p>
            <text:p xml:id="id45" text:id="id45" text:style-name="P34"><text:span text:style-name="T19"><text:tab/></text:span><text:span text:style-name="T19">case 3:</text:span></text:p>
            <text:p xml:id="id46" text:id="id46" text:style-name="P34"><text:span text:style-name="T19"><text:tab/></text:span><text:span text:style-name="T19"><text:tab/></text:span><text:span text:style-name="T19">quarterName = "Spring";</text:span></text:p>
            <text:p xml:id="id47" text:id="id47" text:style-name="P34"><text:span text:style-name="T19"><text:tab/></text:span><text:span text:style-name="T19"><text:tab/></text:span><text:span text:style-name="T19">break;</text:span></text:p>
            <text:p xml:id="id48" text:id="id48" text:style-name="P34"><text:span text:style-name="T19"><text:tab/></text:span><text:span text:style-name="T19">case 4:</text:span></text:p>
            <text:p xml:id="id49" text:id="id49" text:style-name="P34"><text:span text:style-name="T19"><text:tab/></text:span><text:span text:style-name="T19"><text:tab/></text:span><text:span text:style-name="T19">quarterName = "Summer";</text:span></text:p>
            <text:p xml:id="id50" text:id="id50" text:style-name="P34"><text:span text:style-name="T19"><text:tab/></text:span><text:span text:style-name="T19"><text:tab/></text:span><text:span text:style-name="T19">break;</text:span></text:p>
            <text:p xml:id="id51" text:id="id51" text:style-name="P34"><text:span text:style-name="T19"><text:tab/></text:span><text:span text:style-name="T19">default:</text:span></text:p>
            <text:p xml:id="id52" text:id="id52" text:style-name="P34"><text:span text:style-name="T19"><text:tab/></text:span><text:span text:style-name="T19"><text:tab/></text:span><text:span text:style-name="T19">quarterName = "Unknown";</text:span></text:p>
            <text:p xml:id="id53" text:id="id53" text:style-name="P34"><text:span text:style-name="T19"><text:tab/></text:span><text:span text:style-name="T19"><text:tab/></text:span><text:span text:style-name="T19">break;</text:span></text:p>
            <text:p xml:id="id54" text:id="id54" text:style-name="P34"><text:span text:style-name="T19">}</text:span></text:p>
          </draw:text-box>
        </draw:frame>
        <draw:ellipse draw:style-name="gr40" draw:text-style-name="P17" xml:id="id58" draw:id="id58" draw:layer="layout" svg:width="9.751cm" svg:height="8.002cm" svg:x="7.641cm" svg:y="6.776cm" draw:kind="arc" draw:start-angle="253.52" draw:end-angle="92.03">
          <text:p/>
        </draw:ellipse>
        <draw:custom-shape draw:style-name="gr41" draw:text-style-name="P38" xml:id="id55" draw:id="id55" draw:layer="layout" svg:width="5.42cm" svg:height="1.033cm" svg:x="14.631cm" svg:y="3.257cm">
          <text:p text:style-name="P37"><text:span text:style-name="T14">The </text:span><text:span text:style-name="T12">switch</text:span></text:p>
          <text:p text:style-name="P37"><text:span text:style-name="T14">variable</text:span></text:p>
          <draw:enhanced-geometry svg:viewBox="0 0 21600 21600" draw:glue-points="10800 0 0 10800 10800 21600 21600 10800 ?f40 ?f41" draw:text-areas="0 0 21600 21600" draw:type="rectangular-callout" draw:modifiers="-10929.4964028777 32420.88974854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38" xml:id="id56" draw:id="id56" draw:layer="layout" svg:width="5.921cm" svg:height="2.358cm" svg:x="0.614cm" svg:y="3.095cm">
          <text:p text:style-name="P37"><text:span text:style-name="T14">Each </text:span><text:span text:style-name="T12">case</text:span><text:span text:style-name="T14"> is evaluated in</text:span><text:span text:style-name="T14"><text:line-break/></text:span><text:span text:style-name="T14">order until finding one</text:span></text:p>
          <text:p text:style-name="P37"><text:span text:style-name="T14">that matches</text:span><text:span text:style-name="T14"><text:line-break/></text:span><text:span text:style-name="T14">the </text:span><text:span text:style-name="T12">switch</text:span><text:span text:style-name="T14"> variable</text:span></text:p>
          <draw:enhanced-geometry svg:viewBox="0 0 21600 21600" draw:glue-points="10800 0 0 10800 10800 21600 21600 10800 ?f40 ?f41" draw:text-areas="0 0 21600 21600" draw:type="rectangular-callout" draw:modifiers="30718.5410334346 23660.19499788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38" xml:id="id57" draw:id="id57" draw:layer="layout" svg:width="5.42cm" svg:height="2.358cm" svg:x="19.284cm" svg:y="4.644cm">
          <text:p text:style-name="P37"><text:span text:style-name="T14">The </text:span><text:span text:style-name="T12">break</text:span><text:span text:style-name="T14"> statement takes</text:span></text:p>
          <text:p text:style-name="P37"><text:span text:style-name="T14">you out of the </text:span><text:span text:style-name="T12">switch</text:span></text:p>
          <draw:enhanced-geometry svg:viewBox="0 0 21600 21600" draw:glue-points="10800 0 0 10800 10800 21600 21600 10800 ?f40 ?f41" draw:text-areas="0 0 21600 21600" draw:type="rectangular-callout" draw:modifiers="-20524.1837299391 20116.65960152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38" xml:id="id59" draw:id="id59" draw:layer="layout" svg:width="6.656cm" svg:height="2.358cm" svg:x="0.637cm" svg:y="9.499cm">
          <text:p text:style-name="P37"><text:span text:style-name="T14">The </text:span><text:span text:style-name="T12">default</text:span><text:span text:style-name="T14"> case is executed</text:span><text:span text:style-name="T14"><text:line-break/></text:span><text:span text:style-name="T14">if none of the preceding</text:span><text:span text:style-name="T14"><text:line-break/></text:span><text:span text:style-name="T12">case</text:span><text:span text:style-name="T14">s matched.</text:span></text:p>
          <draw:enhanced-geometry svg:viewBox="0 0 21600 21600" draw:glue-points="10800 0 0 10800 10800 21600 21600 10800 ?f40 ?f41" draw:text-areas="0 0 21600 21600" draw:type="rectangular-callout" draw:modifiers="27323.6593059937 23660.19499788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 text:style-name="P11">The <text:span text:style-name="T5">switch</text:span> variable can be a <text:span text:style-name="T5">char</text:span>, <text:span text:style-name="T5">int</text:span>, or <text:span text:style-name="T5">String</text:span>.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3"><text:span text:style-name="T4">The switch Statement</text:span></text:p>
          </draw:text-box>
        </draw:frame>
        <draw:frame draw:style-name="gr45" draw:text-style-name="P35" draw:layer="layout" svg:width="11.664cm" svg:height="11.99cm" svg:x="7.62cm" svg:y="3.066cm">
          <draw:text-box>
            <text:p text:style-name="P34"><text:span text:style-name="T19">String shirtSize;</text:span></text:p>
            <text:p text:style-name="P34"><text:span text:style-name="T19">double price;</text:span></text:p>
            <text:p text:style-name="P34"><text:span text:style-name="T19"/></text:p>
            <text:p text:style-name="P34"><text:span text:style-name="T19">switch (shirtSize) {</text:span></text:p>
            <text:p text:style-name="P34"><text:span text:style-name="T19"><text:s text:c="4"/></text:span><text:span text:style-name="T19">case "XS":</text:span></text:p>
            <text:p text:style-name="P34"><text:span text:style-name="T19"><text:tab/></text:span><text:span text:style-name="T19">case "S":</text:span></text:p>
            <text:p text:style-name="P34"><text:span text:style-name="T19"><text:s text:c="8"/></text:span><text:span text:style-name="T19">price = 7.95;</text:span></text:p>
            <text:p text:style-name="P34"><text:span text:style-name="T19"><text:s text:c="8"/></text:span><text:span text:style-name="T19">break;</text:span></text:p>
            <text:p text:style-name="P34"><text:span text:style-name="T19"><text:s text:c="4"/></text:span><text:span text:style-name="T19">case "M":</text:span></text:p>
            <text:p text:style-name="P34"><text:span text:style-name="T19"><text:s text:c="4"/></text:span><text:span text:style-name="T19">case "L":</text:span></text:p>
            <text:p text:style-name="P34"><text:span text:style-name="T19"><text:s text:c="4"/></text:span><text:span text:style-name="T19">case "XL":</text:span></text:p>
            <text:p text:style-name="P34"><text:span text:style-name="T19"><text:s text:c="8"/></text:span><text:span text:style-name="T19">price = 9.95;</text:span></text:p>
            <text:p text:style-name="P34"><text:span text:style-name="T19"><text:s text:c="8"/></text:span><text:span text:style-name="T19">break;</text:span></text:p>
            <text:p text:style-name="P34"><text:span text:style-name="T19"><text:s text:c="4"/></text:span><text:span text:style-name="T19">case "XXL":</text:span></text:p>
            <text:p text:style-name="P34"><text:span text:style-name="T19"><text:s text:c="4"/></text:span><text:span text:style-name="T19">case "XXXL":</text:span></text:p>
            <text:p text:style-name="P34"><text:span text:style-name="T19"><text:s text:c="8"/></text:span><text:span text:style-name="T19">price = 12.95;</text:span></text:p>
            <text:p text:style-name="P34"><text:span text:style-name="T19"><text:s text:c="8"/></text:span><text:span text:style-name="T19">break;</text:span></text:p>
            <text:p text:style-name="P34"><text:span text:style-name="T19"><text:tab/></text:span><text:span text:style-name="T19">default:</text:span></text:p>
            <text:p text:style-name="P34"><text:span text:style-name="T19"><text:tab/></text:span><text:span text:style-name="T19"><text:tab/></text:span><text:span text:style-name="T19">price = 13.95;</text:span></text:p>
            <text:p text:style-name="P34"><text:span text:style-name="T19"><text:tab/></text:span><text:span text:style-name="T19"><text:tab/></text:span><text:span text:style-name="T19">break;</text:span></text:p>
            <text:p text:style-name="P34"><text:span text:style-name="T19">}</text:span></text:p>
          </draw:text-box>
        </draw:frame>
        <draw:custom-shape draw:style-name="gr46" draw:text-style-name="P17" draw:layer="layout" svg:width="0.193cm" svg:height="1cm" svg:x="8.648cm" svg:y="5.48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7" draw:text-style-name="P39" draw:layer="layout" svg:width="5.227cm" svg:height="1.742cm" svg:x="1.001cm" svg:y="5.389cm">
          <text:p text:style-name="P5"><text:span text:style-name="T21">multiple cases</text:span></text:p>
          <text:p text:style-name="P5"><text:span text:style-name="T21">can be grouped</text:span></text:p>
          <draw:enhanced-geometry svg:viewBox="0 0 21600 21600" draw:glue-points="10800 0 0 10800 10800 21600 21600 10800 ?f40 ?f41" draw:text-areas="0 0 21600 21600" draw:type="rectangular-callout" draw:modifiers="30263.9632746748 6791.049913941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3" draw:text-style-name="P4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3"><text:span text:style-name="T4">Relational Operators</text:span></text:p>
          </draw:text-box>
        </draw:frame>
        <draw:frame draw:style-name="standard" draw:layer="layout" svg:width="19.504cm" svg:height="7.998cm" svg:x="4.114cm" svg:y="4.03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>
                <text:p text:style-name="P41"><text:span text:style-name="T22">Operator</text:span></text:p>
              </table:table-cell>
              <table:table-cell>
                <text:p text:style-name="P41"><text:span text:style-name="T22">Name</text:span></text:p>
              </table:table-cell>
              <table:table-cell>
                <text:p text:style-name="P41"><text:span text:style-name="T22">Example</text:span></text:p>
              </table:table-cell>
            </table:table-row>
            <table:table-row table:style-name="ro3" table:default-cell-style-name="ce1">
              <table:table-cell>
                <text:p text:style-name="P7">&amp;&amp;</text:p>
              </table:table-cell>
              <table:table-cell table:style-name="ce6">
                <text:p text:style-name="P5">and</text:p>
              </table:table-cell>
              <table:table-cell>
                <text:p text:style-name="P7">age &gt;= 21 &amp;&amp; age &lt;= 65</text:p>
              </table:table-cell>
            </table:table-row>
            <table:table-row table:style-name="ro3" table:default-cell-style-name="ce1">
              <table:table-cell>
                <text:p text:style-name="P7">||</text:p>
              </table:table-cell>
              <table:table-cell table:style-name="ce6">
                <text:p text:style-name="P5">or</text:p>
              </table:table-cell>
              <table:table-cell>
                <text:p text:style-name="P7">score &lt; 0 || score &gt; 100</text:p>
              </table:table-cell>
            </table:table-row>
            <table:table-row table:style-name="ro4" table:default-cell-style-name="ce1">
              <table:table-cell>
                <text:p text:style-name="P7">!</text:p>
              </table:table-cell>
              <table:table-cell table:style-name="ce6">
                <text:p text:style-name="P5">not</text:p>
              </table:table-cell>
              <table:table-cell>
                <text:p text:style-name="P7">!(x &gt; 0)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8" draw:text-style-name="P36" draw:layer="layout" svg:width="12.141cm" svg:height="1.018cm" svg:x="7.224cm" svg:y="12.843cm">
          <draw:text-box>
            <text:p><text:span text:style-name="T23">Order of evaluation is </text:span><text:span text:style-name="T24">!</text:span><text:span text:style-name="T25">,</text:span><text:span text:style-name="T23"> then </text:span><text:span text:style-name="T24">&amp;&amp;</text:span><text:span text:style-name="T26">,</text:span><text:span text:style-name="T9"> then </text:span><text:span text:style-name="T27">||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3" draw:text-style-name="P4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3"><text:span text:style-name="T8">&amp;&amp;</text:span><text:span text:style-name="T4"> simplifies nested </text:span><text:span text:style-name="T8">if</text:span></text:p>
          </draw:text-box>
        </draw:frame>
        <draw:frame draw:style-name="gr38" draw:text-style-name="P43" draw:layer="layout" svg:width="17.435cm" svg:height="6.641cm" svg:x="5.08cm" svg:y="3.257cm">
          <draw:text-box>
            <text:p text:style-name="P42"><text:span text:style-name="T18">if (height &gt; 0) {</text:span></text:p>
            <text:p text:style-name="P42"><text:span text:style-name="T18"><text:s text:c="3"/></text:span><text:span text:style-name="T18">if (height &lt; 100) {</text:span></text:p>
            <text:p text:style-name="P42"><text:span text:style-name="T18"><text:s text:c="8"/></text:span><text:span text:style-name="T18">System.out.println("Height is in range");</text:span></text:p>
            <text:p text:style-name="P42"><text:span text:style-name="T18"><text:s text:c="4"/></text:span><text:span text:style-name="T18">} else {</text:span></text:p>
            <text:p text:style-name="P42"><text:span text:style-name="T18"><text:s text:c="8"/></text:span><text:span text:style-name="T18">System.out.println("Height out of range");</text:span></text:p>
            <text:p text:style-name="P42"><text:span text:style-name="T18"><text:s text:c="4"/></text:span><text:span text:style-name="T18">}</text:span></text:p>
            <text:p text:style-name="P42"><text:span text:style-name="T18">} else {</text:span></text:p>
            <text:p text:style-name="P42"><text:span text:style-name="T18"><text:tab/></text:span><text:span text:style-name="T18">System.out.println("Height out of range");</text:span></text:p>
            <text:p text:style-name="P42"><text:span text:style-name="T18">}</text:span></text:p>
            <text:p text:style-name="P42"><text:span text:style-name="T18"/></text:p>
          </draw:text-box>
        </draw:frame>
        <draw:line draw:style-name="gr48" draw:text-style-name="P17" draw:layer="layout" svg:x1="0.833cm" svg:y1="9.504cm" svg:x2="24.734cm" svg:y2="9.504cm">
          <text:p/>
        </draw:line>
        <draw:frame draw:style-name="gr38" draw:text-style-name="P43" draw:layer="layout" svg:width="16.081cm" svg:height="3.446cm" svg:x="5.08cm" svg:y="10.058cm">
          <draw:text-box>
            <text:p text:style-name="P42"><text:span text:style-name="T18">if (height &gt; 0 &amp;&amp; height &lt; 100) {</text:span></text:p>
            <text:p text:style-name="P42"><text:span text:style-name="T18"><text:s text:c="4"/></text:span><text:span text:style-name="T18">System.out.println("Height is in range");</text:span></text:p>
            <text:p text:style-name="P42"><text:span text:style-name="T18">} else {</text:span></text:p>
            <text:p text:style-name="P42"><text:span text:style-name="T18"><text:s text:c="4"/></text:span><text:span text:style-name="T18">System.out.println("Height out of range");</text:span></text:p>
            <text:p text:style-name="P42"><text:span text:style-name="T18">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 text:style-name="P11">But notice: if you wanted a <text:span text:style-name="T9">different</text:span><text:span text:style-name="T7"> message for the two different error conditions, you could not do this simplification.</text:span>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3"><text:span text:style-name="T8">||</text:span><text:span text:style-name="T4"> simplifies </text:span><text:span text:style-name="T8">if-else</text:span><text:span text:style-name="T28"> chains</text:span></text:p>
          </draw:text-box>
        </draw:frame>
        <draw:frame draw:style-name="gr38" draw:text-style-name="P43" draw:layer="layout" svg:width="15.996cm" svg:height="5.363cm" svg:x="5.08cm" svg:y="3.257cm">
          <draw:text-box>
            <text:p text:style-name="P42"><text:span text:style-name="T18">if (length &gt; 12) {</text:span></text:p>
            <text:p text:style-name="P42"><text:span text:style-name="T18"><text:tab/></text:span><text:span text:style-name="T18">System.out.println("Too big to send"); </text:span></text:p>
            <text:p text:style-name="P42"><text:span text:style-name="T18">} else if (width &gt; 10) {</text:span></text:p>
            <text:p text:style-name="P42"><text:span text:style-name="T18"><text:tab/></text:span><text:span text:style-name="T18">System.out.println("Too big to send");</text:span></text:p>
            <text:p text:style-name="P42"><text:span text:style-name="T18">} else {</text:span></text:p>
            <text:p text:style-name="P42"><text:span text:style-name="T18"><text:tab/></text:span><text:span text:style-name="T18">System.out.println("Envelope OK to send");</text:span></text:p>
            <text:p text:style-name="P42"><text:span text:style-name="T18">}</text:span></text:p>
            <text:p text:style-name="P42"><text:span text:style-name="T18"/></text:p>
          </draw:text-box>
        </draw:frame>
        <draw:line draw:style-name="gr48" draw:text-style-name="P17" draw:layer="layout" svg:x1="0.833cm" svg:y1="8.604cm" svg:x2="24.734cm" svg:y2="8.604cm">
          <text:p/>
        </draw:line>
        <draw:frame draw:style-name="gr38" draw:text-style-name="P43" draw:layer="layout" svg:width="16.081cm" svg:height="3.446cm" svg:x="5.08cm" svg:y="9.258cm">
          <draw:text-box>
            <text:p text:style-name="P42"><text:span text:style-name="T18">if (length &gt; 12 || width &gt; 10) {</text:span></text:p>
            <text:p text:style-name="P42"><text:span text:style-name="T18"><text:s text:c="4"/></text:span><text:span text:style-name="T18">System.out.println("Too big to send");</text:span></text:p>
            <text:p text:style-name="P42"><text:span text:style-name="T18">} else {</text:span></text:p>
            <text:p text:style-name="P42"><text:span text:style-name="T18"><text:s text:c="4"/></text:span><text:span text:style-name="T18">System.out.println("Envelope OK to send");</text:span></text:p>
            <text:p text:style-name="P42"><text:span text:style-name="T18">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 text:style-name="P11">But notice: if you wanted a <text:span text:style-name="T9">different</text:span><text:span text:style-name="T7"> message for the two different error conditions, you could not do this simplification.</text:span>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3"><text:span text:style-name="T4">Truth Table for </text:span><text:span text:style-name="T8">&amp;&amp;</text:span></text:p>
          </draw:text-box>
        </draw:frame>
        <draw:frame draw:style-name="standard" draw:layer="layout" svg:width="11.681cm" svg:height="7.72cm" svg:x="8.071cm" svg:y="3.636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ce7">
              <table:table-cell>
                <text:p text:style-name="P41">A</text:p>
              </table:table-cell>
              <table:table-cell>
                <text:p text:style-name="P41">B</text:p>
              </table:table-cell>
              <table:table-cell>
                <text:p text:style-name="P41">A &amp;&amp; B</text:p>
              </table:table-cell>
            </table:table-row>
            <table:table-row table:style-name="ro5" table:default-cell-style-name="ce6">
              <table:table-cell>
                <text:p text:style-name="P5">T</text:p>
              </table:table-cell>
              <table:table-cell>
                <text:p text:style-name="P5">T</text:p>
              </table:table-cell>
              <table:table-cell>
                <text:p text:style-name="P5">T</text:p>
              </table:table-cell>
            </table:table-row>
            <table:table-row table:style-name="ro5" table:default-cell-style-name="ce6">
              <table:table-cell>
                <text:p text:style-name="P5">T</text:p>
              </table:table-cell>
              <table:table-cell>
                <text:p text:style-name="P5">F</text:p>
              </table:table-cell>
              <table:table-cell>
                <text:p text:style-name="P5">F</text:p>
              </table:table-cell>
            </table:table-row>
            <table:table-row table:style-name="ro5" table:default-cell-style-name="ce6">
              <table:table-cell>
                <text:p text:style-name="P5">F</text:p>
              </table:table-cell>
              <table:table-cell>
                <text:p text:style-name="P5">T</text:p>
              </table:table-cell>
              <table:table-cell>
                <text:p text:style-name="P5">F</text:p>
              </table:table-cell>
            </table:table-row>
            <table:table-row table:style-name="ro6" table:default-cell-style-name="ce6">
              <table:table-cell>
                <text:p text:style-name="P5">F</text:p>
              </table:table-cell>
              <table:table-cell>
                <text:p text:style-name="P5">F</text:p>
              </table:table-cell>
              <table:table-cell>
                <text:p text:style-name="P5">F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3" draw:text-style-name="P4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3"><text:span text:style-name="T4">Truth Table for </text:span><text:span text:style-name="T8">||</text:span></text:p>
          </draw:text-box>
        </draw:frame>
        <draw:frame draw:style-name="standard" draw:layer="layout" svg:width="11.681cm" svg:height="7.72cm" svg:x="8.071cm" svg:y="3.636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ce7">
              <table:table-cell>
                <text:p text:style-name="P41">A</text:p>
              </table:table-cell>
              <table:table-cell>
                <text:p text:style-name="P41">B</text:p>
              </table:table-cell>
              <table:table-cell>
                <text:p text:style-name="P41">A || B</text:p>
              </table:table-cell>
            </table:table-row>
            <table:table-row table:style-name="ro5" table:default-cell-style-name="ce6">
              <table:table-cell>
                <text:p text:style-name="P5">T</text:p>
              </table:table-cell>
              <table:table-cell>
                <text:p text:style-name="P5">T</text:p>
              </table:table-cell>
              <table:table-cell>
                <text:p text:style-name="P5">T</text:p>
              </table:table-cell>
            </table:table-row>
            <table:table-row table:style-name="ro5" table:default-cell-style-name="ce6">
              <table:table-cell>
                <text:p text:style-name="P5">T</text:p>
              </table:table-cell>
              <table:table-cell>
                <text:p text:style-name="P5">F</text:p>
              </table:table-cell>
              <table:table-cell>
                <text:p text:style-name="P5">T</text:p>
              </table:table-cell>
            </table:table-row>
            <table:table-row table:style-name="ro5" table:default-cell-style-name="ce6">
              <table:table-cell>
                <text:p text:style-name="P5">F</text:p>
              </table:table-cell>
              <table:table-cell>
                <text:p text:style-name="P5">T</text:p>
              </table:table-cell>
              <table:table-cell>
                <text:p text:style-name="P5">T</text:p>
              </table:table-cell>
            </table:table-row>
            <table:table-row table:style-name="ro6" table:default-cell-style-name="ce6">
              <table:table-cell>
                <text:p text:style-name="P5">F</text:p>
              </table:table-cell>
              <table:table-cell>
                <text:p text:style-name="P5">F</text:p>
              </table:table-cell>
              <table:table-cell>
                <text:p text:style-name="P5">F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3" draw:text-style-name="P4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3"><text:span text:style-name="T4">“</text:span><text:span text:style-name="T4">Short Circuit” Evaluation</text:span></text:p>
          </draw:text-box>
        </draw:frame>
        <draw:frame draw:style-name="gr38" draw:text-style-name="P44" xml:id="id60" draw:id="id60" draw:layer="layout" svg:width="20.665cm" svg:height="0.962cm" svg:x="3.24cm" svg:y="3.448cm">
          <draw:text-box>
            <text:p>Logical operators evaluate the second expression <text:span text:style-name="T9">only when necessary.</text:span></text:p>
          </draw:text-box>
        </draw:frame>
        <draw:frame draw:style-name="gr38" draw:text-style-name="P45" xml:id="id61" draw:id="id61" draw:layer="layout" svg:width="16.123cm" svg:height="3.851cm" svg:x="4.638cm" svg:y="7.097cm">
          <draw:text-box>
            <text:p><text:span text:style-name="T5">if (n &gt; 0 &amp;&amp; sum / n &gt; 10) {</text:span></text:p>
            <text:p><text:span text:style-name="T5"><text:s text:c="4"/></text:span><text:span text:style-name="T5">System.out.println("Average is OK");</text:span></text:p>
            <text:p><text:span text:style-name="T5">} else {</text:span></text:p>
            <text:p><text:span text:style-name="T5"><text:s text:c="4"/></text:span><text:span text:style-name="T5">System.out.println("Average is low");</text:span></text:p>
            <text:p><text:span text:style-name="T5">}</text:span></text:p>
          </draw:text-box>
        </draw:frame>
        <draw:custom-shape draw:style-name="gr49" draw:text-style-name="P47" xml:id="id62" draw:id="id62" draw:layer="layout" svg:width="5.5cm" svg:height="1.635cm" svg:x="3.211cm" svg:y="4.578cm">
          <text:p text:style-name="P46"><text:span text:style-name="T29">when </text:span><text:span text:style-name="T19">n &gt; 0</text:span><text:span text:style-name="T29"><text:line-break/></text:span><text:span text:style-name="T29">is </text:span><text:span text:style-name="T19">false</text:span><text:span text:style-name="T29">...</text:span></text:p>
          <draw:enhanced-geometry svg:viewBox="0 0 21600 21600" draw:glue-points="10800 0 0 10800 10800 21600 21600 10800 ?f40 ?f41" draw:text-areas="0 0 21600 21600" draw:type="rectangular-callout" draw:modifiers="16574.0047264134 33759.9022004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47" xml:id="id63" draw:id="id63" draw:layer="layout" svg:width="4.698cm" svg:height="1.486cm" svg:x="9.275cm" svg:y="4.578cm">
          <text:p text:style-name="P5"><text:span text:style-name="T29">we know the whole</text:span><text:span text:style-name="T29"><text:line-break/></text:span><text:span text:style-name="T29">expression is </text:span><text:span text:style-name="T19">fals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3" draw:text-style-name="P4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3"><text:span text:style-name="T4">“</text:span><text:span text:style-name="T4">Short Circuit” Evaluation</text:span></text:p>
          </draw:text-box>
        </draw:frame>
        <draw:frame draw:style-name="gr38" draw:text-style-name="P44" draw:layer="layout" svg:width="20.665cm" svg:height="0.962cm" svg:x="3.24cm" svg:y="3.448cm">
          <draw:text-box>
            <text:p>Logical operators evaluate the second expression <text:span text:style-name="T9">only when necessary.</text:span></text:p>
          </draw:text-box>
        </draw:frame>
        <draw:frame draw:style-name="gr38" draw:text-style-name="P45" draw:layer="layout" svg:width="16.123cm" svg:height="3.851cm" svg:x="4.638cm" svg:y="7.097cm">
          <draw:text-box>
            <text:p><text:span text:style-name="T5">if (n &gt; 0 &amp;&amp; </text:span><text:span text:style-name="T30">sum / n &gt; 10</text:span><text:span text:style-name="T5">) {</text:span></text:p>
            <text:p><text:span text:style-name="T5"><text:s text:c="4"/></text:span><text:span text:style-name="T5">System.out.println("Average is OK");</text:span></text:p>
            <text:p><text:span text:style-name="T5">} else {</text:span></text:p>
            <text:p><text:span text:style-name="T5"><text:s text:c="4"/></text:span><text:span text:style-name="T5">System.out.println("Average is low");</text:span></text:p>
            <text:p><text:span text:style-name="T5">}</text:span></text:p>
          </draw:text-box>
        </draw:frame>
        <draw:custom-shape draw:style-name="gr49" draw:text-style-name="P47" draw:layer="layout" svg:width="5.5cm" svg:height="1.635cm" svg:x="3.211cm" svg:y="4.578cm">
          <text:p text:style-name="P46"><text:span text:style-name="T29">when </text:span><text:span text:style-name="T19">n &gt; 0</text:span><text:span text:style-name="T29"><text:line-break/></text:span><text:span text:style-name="T29">is </text:span><text:span text:style-name="T19">false</text:span><text:span text:style-name="T29">...</text:span></text:p>
          <draw:enhanced-geometry svg:viewBox="0 0 21600 21600" draw:glue-points="10800 0 0 10800 10800 21600 21600 10800 ?f40 ?f41" draw:text-areas="0 0 21600 21600" draw:type="rectangular-callout" draw:modifiers="16574.0047264134 33759.9022004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47" draw:layer="layout" svg:width="4.698cm" svg:height="1.486cm" svg:x="9.275cm" svg:y="4.578cm">
          <text:p text:style-name="P5"><text:span text:style-name="T29">we know the whole</text:span><text:span text:style-name="T29"><text:line-break/></text:span><text:span text:style-name="T29">expression is </text:span><text:span text:style-name="T19">false</text:span></text:p>
          <draw:enhanced-geometry svg:viewBox="0 0 21600 21600" draw:type="rectangle" draw:enhanced-path="M 0 0 L 21600 0 21600 21600 0 21600 0 0 Z N"/>
        </draw:custom-shape>
        <draw:custom-shape draw:style-name="gr51" draw:text-style-name="P47" draw:layer="layout" svg:width="7.282cm" svg:height="1.635cm" svg:x="15.133cm" svg:y="4.578cm">
          <text:p text:style-name="P46"><text:span text:style-name="T29">which means that this</text:span><text:span text:style-name="T29"><text:line-break/></text:span><text:span text:style-name="T29">expression is not evaluated</text:span></text:p>
          <draw:enhanced-geometry svg:viewBox="0 0 21600 21600" draw:glue-points="10800 0 0 10800 10800 21600 21600 10800 ?f40 ?f41" draw:text-areas="0 0 21600 21600" draw:type="rectangular-callout" draw:modifiers="-9084.27845667994 31634.22982885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3" draw:text-style-name="P4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3"><text:span text:style-name="T4">DeMorgan’s Laws</text:span></text:p>
          </draw:text-box>
        </draw:frame>
        <draw:frame draw:style-name="gr52" draw:text-style-name="P49" draw:layer="layout" svg:width="5.208cm" svg:height="1.212cm" svg:x="6.327cm" svg:y="3.854cm">
          <draw:text-box>
            <text:p text:style-name="P48"><text:span text:style-name="T5">!(A &amp;&amp; B) </text:span></text:p>
          </draw:text-box>
        </draw:frame>
        <draw:frame draw:style-name="gr38" draw:text-style-name="P49" draw:layer="layout" svg:width="7.106cm" svg:height="1.212cm" svg:x="13.727cm" svg:y="3.854cm">
          <draw:text-box>
            <text:p text:style-name="P48"><text:span text:style-name="T5">(!A) || (!B) </text:span></text:p>
          </draw:text-box>
        </draw:frame>
        <draw:line draw:style-name="gr53" draw:text-style-name="P17" draw:layer="layout" svg:x1="11.921cm" svg:y1="4.46cm" svg:x2="13.327cm" svg:y2="4.46cm">
          <text:p/>
        </draw:line>
        <draw:frame draw:style-name="gr52" draw:text-style-name="P49" draw:layer="layout" svg:width="5.208cm" svg:height="1.212cm" svg:x="6.327cm" svg:y="6.754cm">
          <draw:text-box>
            <text:p text:style-name="P48"><text:span text:style-name="T5">!(A || B) </text:span></text:p>
          </draw:text-box>
        </draw:frame>
        <draw:frame draw:style-name="gr38" draw:text-style-name="P49" draw:layer="layout" svg:width="7.106cm" svg:height="1.212cm" svg:x="13.727cm" svg:y="6.754cm">
          <draw:text-box>
            <text:p text:style-name="P48"><text:span text:style-name="T5">(!A) &amp;&amp; (!B) </text:span></text:p>
          </draw:text-box>
        </draw:frame>
        <draw:line draw:style-name="gr53" draw:text-style-name="P17" draw:layer="layout" svg:x1="11.921cm" svg:y1="7.36cm" svg:x2="13.327cm" svg:y2="7.36cm">
          <text:p/>
        </draw:lin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3" draw:text-style-name="P4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3"><text:span text:style-name="T4">DeMorgan’s Laws</text:span></text:p>
          </draw:text-box>
        </draw:frame>
        <draw:frame draw:style-name="gr38" draw:text-style-name="P51" draw:layer="layout" svg:width="10.662cm" svg:height="3.446cm" svg:x="0.828cm" svg:y="4.103cm">
          <draw:text-box>
            <text:p text:style-name="P50"><text:span text:style-name="T5">if (</text:span><text:span text:style-name="T31">!(age &lt; 21 || age &gt; 65)</text:span><text:span text:style-name="T5">) {</text:span></text:p>
            <text:p text:style-name="P50"><text:span text:style-name="T5"><text:tab/></text:span><text:span text:style-name="T5">discount = 1.00;</text:span></text:p>
            <text:p text:style-name="P50"><text:span text:style-name="T5">} else {</text:span></text:p>
            <text:p text:style-name="P50"><text:span text:style-name="T5"><text:tab/></text:span><text:span text:style-name="T5">discount = 2.00;</text:span></text:p>
            <text:p text:style-name="P50"><text:span text:style-name="T5">}</text:span></text:p>
          </draw:text-box>
        </draw:frame>
        <draw:frame draw:style-name="gr38" draw:text-style-name="P51" draw:layer="layout" svg:width="10.324cm" svg:height="3.446cm" svg:x="15.325cm" svg:y="4.103cm">
          <draw:text-box>
            <text:p text:style-name="P50"><text:span text:style-name="T5">if (</text:span><text:span text:style-name="T32">age &gt;= 21 &amp;&amp; age &lt;= 65</text:span><text:span text:style-name="T5">) {</text:span></text:p>
            <text:p text:style-name="P50"><text:span text:style-name="T5"><text:tab/></text:span><text:span text:style-name="T5">discount = 1.00;</text:span></text:p>
            <text:p text:style-name="P50"><text:span text:style-name="T5">} else {</text:span></text:p>
            <text:p text:style-name="P50"><text:span text:style-name="T5"><text:tab/></text:span><text:span text:style-name="T5">discount = 2.00;</text:span></text:p>
            <text:p text:style-name="P50"><text:span text:style-name="T5">}</text:span></text:p>
          </draw:text-box>
        </draw:frame>
        <draw:custom-shape draw:style-name="gr54" draw:text-style-name="P52" draw:layer="layout" svg:width="2.2cm" svg:height="0.554cm" svg:x="12.931cm" svg:y="4.28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5" draw:text-style-name="P17" draw:layer="layout" svg:x1="0.506cm" svg:y1="8.532cm" svg:x2="26.607cm" svg:y2="8.532cm">
          <text:p/>
        </draw:line>
        <draw:frame draw:style-name="gr38" draw:text-style-name="P51" draw:layer="layout" svg:width="12.694cm" svg:height="3.446cm" svg:x="0.829cm" svg:y="9.104cm">
          <draw:text-box>
            <text:p text:style-name="P50"><text:span text:style-name="T5">if (</text:span><text:span text:style-name="T31">!(score &gt;= 0 &amp;&amp; score &lt;= 100)</text:span><text:span text:style-name="T5">) {</text:span></text:p>
            <text:p text:style-name="P50"><text:span text:style-name="T5"><text:tab/></text:span><text:span text:style-name="T5">System.out.println("invalid");</text:span></text:p>
            <text:p text:style-name="P50"><text:span text:style-name="T5">} else {</text:span></text:p>
            <text:p text:style-name="P50"><text:span text:style-name="T5"><text:tab/></text:span><text:span text:style-name="T5">System.out.println("valid");</text:span></text:p>
            <text:p text:style-name="P50"><text:span text:style-name="T5">}</text:span></text:p>
          </draw:text-box>
        </draw:frame>
        <draw:custom-shape draw:style-name="gr56" draw:text-style-name="P52" draw:layer="layout" svg:width="0.997cm" svg:height="0.554cm" svg:x="13.332cm" svg:y="9.2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51" draw:layer="layout" svg:width="11.932cm" svg:height="3.446cm" svg:x="14.712cm" svg:y="9.104cm">
          <draw:text-box>
            <text:p text:style-name="P50"><text:span text:style-name="T5">if (</text:span><text:span text:style-name="T32">score &lt; 0 || score &gt; 100</text:span><text:span text:style-name="T33">)</text:span><text:span text:style-name="T5"> {</text:span></text:p>
            <text:p text:style-name="P50"><text:span text:style-name="T5"><text:tab/></text:span><text:span text:style-name="T5">System.out.println("invalid");</text:span></text:p>
            <text:p text:style-name="P50"><text:span text:style-name="T5">} else {</text:span></text:p>
            <text:p text:style-name="P50"><text:span text:style-name="T5"><text:tab/></text:span><text:span text:style-name="T5">System.out.println("valid");</text:span></text:p>
            <text:p text:style-name="P50"><text:span text:style-name="T5">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3" draw:text-style-name="P5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3"><text:span text:style-name="T4">DeMorgan’s Laws</text:span></text:p>
          </draw:text-box>
        </draw:frame>
        <draw:frame draw:style-name="standard" draw:layer="layout" svg:width="12.455cm" svg:height="6.792cm" svg:x="2.85cm" svg:y="3.75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7" table:default-cell-style-name="ce7">
              <table:table-cell>
                <text:p text:style-name="P41">A</text:p>
              </table:table-cell>
              <table:table-cell>
                <text:p text:style-name="P41">B</text:p>
              </table:table-cell>
              <table:table-cell>
                <text:p text:style-name="P41">A &amp;&amp; B</text:p>
              </table:table-cell>
              <table:table-cell table:style-name="ce8">
                <text:p text:style-name="P41">!(A &amp;&amp; B)</text:p>
              </table:table-cell>
            </table:table-row>
            <table:table-row table:style-name="ro8" table:default-cell-style-name="ce6">
              <table:table-cell>
                <text:p text:style-name="P5">T</text:p>
              </table:table-cell>
              <table:table-cell>
                <text:p text:style-name="P5">T</text:p>
              </table:table-cell>
              <table:table-cell>
                <text:p text:style-name="P5">T</text:p>
              </table:table-cell>
              <table:table-cell table:style-name="ce9">
                <text:p text:style-name="P5">F</text:p>
              </table:table-cell>
            </table:table-row>
            <table:table-row table:style-name="ro8" table:default-cell-style-name="ce6">
              <table:table-cell>
                <text:p text:style-name="P5">T</text:p>
              </table:table-cell>
              <table:table-cell>
                <text:p text:style-name="P5">F</text:p>
              </table:table-cell>
              <table:table-cell>
                <text:p text:style-name="P5">F</text:p>
              </table:table-cell>
              <table:table-cell table:style-name="ce9">
                <text:p text:style-name="P5">T</text:p>
              </table:table-cell>
            </table:table-row>
            <table:table-row table:style-name="ro8" table:default-cell-style-name="ce6">
              <table:table-cell>
                <text:p text:style-name="P5">F</text:p>
              </table:table-cell>
              <table:table-cell>
                <text:p text:style-name="P5">T</text:p>
              </table:table-cell>
              <table:table-cell>
                <text:p text:style-name="P5">F</text:p>
              </table:table-cell>
              <table:table-cell table:style-name="ce9">
                <text:p text:style-name="P5">T</text:p>
              </table:table-cell>
            </table:table-row>
            <table:table-row table:style-name="ro9" table:default-cell-style-name="ce6">
              <table:table-cell>
                <text:p text:style-name="P5">F</text:p>
              </table:table-cell>
              <table:table-cell>
                <text:p text:style-name="P5">F</text:p>
              </table:table-cell>
              <table:table-cell>
                <text:p text:style-name="P5">F</text:p>
              </table:table-cell>
              <table:table-cell table:style-name="ce9">
                <text:p text:style-name="P5">T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9.512cm" svg:height="6.792cm" svg:x="15.634cm" svg:y="3.753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10"/>
            <table:table-row table:style-name="ro7" table:default-cell-style-name="ce7">
              <table:table-cell>
                <text:p text:style-name="P41">!A</text:p>
              </table:table-cell>
              <table:table-cell>
                <text:p text:style-name="P41">!B</text:p>
              </table:table-cell>
              <table:table-cell table:style-name="ce8">
                <text:p text:style-name="P41">!A || !B</text:p>
              </table:table-cell>
            </table:table-row>
            <table:table-row table:style-name="ro8" table:default-cell-style-name="ce6">
              <table:table-cell>
                <text:p text:style-name="P5">F</text:p>
              </table:table-cell>
              <table:table-cell>
                <text:p text:style-name="P5">F</text:p>
              </table:table-cell>
              <table:table-cell table:style-name="ce9">
                <text:p text:style-name="P5">F</text:p>
              </table:table-cell>
            </table:table-row>
            <table:table-row table:style-name="ro8" table:default-cell-style-name="ce6">
              <table:table-cell>
                <text:p text:style-name="P5">F</text:p>
              </table:table-cell>
              <table:table-cell>
                <text:p text:style-name="P5">T</text:p>
              </table:table-cell>
              <table:table-cell table:style-name="ce9">
                <text:p text:style-name="P5">T</text:p>
              </table:table-cell>
            </table:table-row>
            <table:table-row table:style-name="ro8" table:default-cell-style-name="ce6">
              <table:table-cell>
                <text:p text:style-name="P5">T</text:p>
              </table:table-cell>
              <table:table-cell>
                <text:p text:style-name="P5">F</text:p>
              </table:table-cell>
              <table:table-cell table:style-name="ce9">
                <text:p text:style-name="P5">T</text:p>
              </table:table-cell>
            </table:table-row>
            <table:table-row table:style-name="ro9" table:default-cell-style-name="ce6">
              <table:table-cell>
                <text:p text:style-name="P5">T</text:p>
              </table:table-cell>
              <table:table-cell>
                <text:p text:style-name="P5">T</text:p>
              </table:table-cell>
              <table:table-cell table:style-name="ce9">
                <text:p text:style-name="P5">T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6" presentation:class="page"/>
          <draw:frame presentation:style-name="pr3" draw:text-style-name="P4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3"><text:span text:style-name="T4">DeMorgan’s Laws</text:span></text:p>
          </draw:text-box>
        </draw:frame>
        <draw:frame draw:style-name="standard" draw:layer="layout" svg:width="12.455cm" svg:height="6.792cm" svg:x="2.85cm" svg:y="3.75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7" table:default-cell-style-name="ce7">
              <table:table-cell>
                <text:p text:style-name="P41">A</text:p>
              </table:table-cell>
              <table:table-cell>
                <text:p text:style-name="P41">B</text:p>
              </table:table-cell>
              <table:table-cell>
                <text:p text:style-name="P41">A || B</text:p>
              </table:table-cell>
              <table:table-cell table:style-name="ce8">
                <text:p text:style-name="P41">!(A || B)</text:p>
              </table:table-cell>
            </table:table-row>
            <table:table-row table:style-name="ro8" table:default-cell-style-name="ce6">
              <table:table-cell>
                <text:p text:style-name="P5">T</text:p>
              </table:table-cell>
              <table:table-cell>
                <text:p text:style-name="P5">T</text:p>
              </table:table-cell>
              <table:table-cell>
                <text:p text:style-name="P5">T</text:p>
              </table:table-cell>
              <table:table-cell table:style-name="ce9">
                <text:p text:style-name="P5">F</text:p>
              </table:table-cell>
            </table:table-row>
            <table:table-row table:style-name="ro8" table:default-cell-style-name="ce6">
              <table:table-cell>
                <text:p text:style-name="P5">T</text:p>
              </table:table-cell>
              <table:table-cell>
                <text:p text:style-name="P5">F</text:p>
              </table:table-cell>
              <table:table-cell>
                <text:p text:style-name="P5">T</text:p>
              </table:table-cell>
              <table:table-cell table:style-name="ce9">
                <text:p text:style-name="P5">F</text:p>
              </table:table-cell>
            </table:table-row>
            <table:table-row table:style-name="ro8" table:default-cell-style-name="ce6">
              <table:table-cell>
                <text:p text:style-name="P5">F</text:p>
              </table:table-cell>
              <table:table-cell>
                <text:p text:style-name="P5">T</text:p>
              </table:table-cell>
              <table:table-cell>
                <text:p text:style-name="P5">T</text:p>
              </table:table-cell>
              <table:table-cell table:style-name="ce9">
                <text:p text:style-name="P5">F</text:p>
              </table:table-cell>
            </table:table-row>
            <table:table-row table:style-name="ro9" table:default-cell-style-name="ce6">
              <table:table-cell>
                <text:p text:style-name="P5">F</text:p>
              </table:table-cell>
              <table:table-cell>
                <text:p text:style-name="P5">F</text:p>
              </table:table-cell>
              <table:table-cell>
                <text:p text:style-name="P5">F</text:p>
              </table:table-cell>
              <table:table-cell table:style-name="ce9">
                <text:p text:style-name="P5">T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9.512cm" svg:height="6.792cm" svg:x="15.634cm" svg:y="3.753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10"/>
            <table:table-row table:style-name="ro7" table:default-cell-style-name="ce7">
              <table:table-cell>
                <text:p text:style-name="P41">!A</text:p>
              </table:table-cell>
              <table:table-cell>
                <text:p text:style-name="P41">!B</text:p>
              </table:table-cell>
              <table:table-cell table:style-name="ce8">
                <text:p text:style-name="P41">!A &amp;&amp; !B</text:p>
              </table:table-cell>
            </table:table-row>
            <table:table-row table:style-name="ro8" table:default-cell-style-name="ce6">
              <table:table-cell>
                <text:p text:style-name="P5">F</text:p>
              </table:table-cell>
              <table:table-cell>
                <text:p text:style-name="P5">F</text:p>
              </table:table-cell>
              <table:table-cell table:style-name="ce9">
                <text:p text:style-name="P5">F</text:p>
              </table:table-cell>
            </table:table-row>
            <table:table-row table:style-name="ro8" table:default-cell-style-name="ce6">
              <table:table-cell>
                <text:p text:style-name="P5">F</text:p>
              </table:table-cell>
              <table:table-cell>
                <text:p text:style-name="P5">T</text:p>
              </table:table-cell>
              <table:table-cell table:style-name="ce9">
                <text:p text:style-name="P5">F</text:p>
              </table:table-cell>
            </table:table-row>
            <table:table-row table:style-name="ro8" table:default-cell-style-name="ce6">
              <table:table-cell>
                <text:p text:style-name="P5">T</text:p>
              </table:table-cell>
              <table:table-cell>
                <text:p text:style-name="P5">F</text:p>
              </table:table-cell>
              <table:table-cell table:style-name="ce9">
                <text:p text:style-name="P5">F</text:p>
              </table:table-cell>
            </table:table-row>
            <table:table-row table:style-name="ro9" table:default-cell-style-name="ce6">
              <table:table-cell>
                <text:p text:style-name="P5">T</text:p>
              </table:table-cell>
              <table:table-cell>
                <text:p text:style-name="P5">T</text:p>
              </table:table-cell>
              <table:table-cell table:style-name="ce9">
                <text:p text:style-name="P5">T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7" presentation:class="page"/>
          <draw:frame presentation:style-name="pr3" draw:text-style-name="P4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3"><text:span text:style-name="T8">boolean</text:span><text:span text:style-name="T4"> Variables</text:span></text:p>
          </draw:text-box>
        </draw:frame>
        <draw:frame draw:style-name="gr38" draw:text-style-name="P45" draw:layer="layout" svg:width="16.123cm" svg:height="2.411cm" svg:x="4.935cm" svg:y="4.816cm">
          <draw:text-box>
            <text:p text:style-name="P54">boolean validFlag;</text:p>
            <text:p text:style-name="P54"/>
            <text:p text:style-name="P54">validFlag = (score &gt;= 0 &amp;&amp; score &lt;= 100);</text:p>
          </draw:text-box>
        </draw:frame>
        <draw:custom-shape draw:style-name="gr57" draw:text-style-name="P39" draw:layer="layout" svg:width="9.484cm" svg:height="2.348cm" svg:x="2.824cm" svg:y="8.502cm">
          <text:p text:style-name="P5"><text:span text:style-name="T21">The word “flag” is used to indicate</text:span><text:span text:style-name="T21"><text:line-break/></text:span><text:span text:style-name="T21">the presence or absence of</text:span><text:span text:style-name="T21"><text:line-break/></text:span><text:span text:style-name="T21">some condition.</text:span></text:p>
          <draw:enhanced-geometry svg:viewBox="0 0 21600 21600" draw:glue-points="10800 0 0 10800 10800 21600 21600 10800 ?f40 ?f41" draw:text-areas="0 0 21600 21600" draw:type="rectangular-callout" draw:modifiers="11238.3763837638 -10933.33333333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39" draw:layer="layout" svg:width="9.484cm" svg:height="2.378cm" svg:x="17.467cm" svg:y="2.943cm">
          <text:p text:style-name="P5"><text:span text:style-name="T21">The variable is assigned a value</text:span></text:p>
          <text:p text:style-name="P5"><text:span text:style-name="T21">that evaluates to either</text:span></text:p>
          <text:p text:style-name="P5"><text:span text:style-name="T18">true</text:span><text:span text:style-name="T21"> or </text:span><text:span text:style-name="T18">false</text:span></text:p>
          <draw:enhanced-geometry svg:viewBox="0 0 21600 21600" draw:glue-points="10800 0 0 10800 10800 21600 21600 10800 ?f40 ?f41" draw:text-areas="0 0 21600 21600" draw:type="rectangular-callout" draw:modifiers="-3354.43331576173 26176.04035308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9" draw:text-style-name="P17" draw:layer="layout" svg:width="0.387cm" svg:height="10.658cm" draw:transform="rotate (-1.5707963267949) translate (20.291cm 6.064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3" draw:text-style-name="P4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3"><text:span text:style-name="T8">boolean</text:span><text:span text:style-name="T4"> Variables</text:span></text:p>
          </draw:text-box>
        </draw:frame>
        <draw:frame draw:style-name="gr38" draw:text-style-name="P45" draw:layer="layout" svg:width="17.393cm" svg:height="6.731cm" svg:x="4.935cm" svg:y="4.816cm">
          <draw:text-box>
            <text:p xml:id="id64" text:id="id64" text:style-name="P54">boolean validFlag;</text:p>
            <text:p text:style-name="P54"/>
            <text:p xml:id="id65" text:id="id65" text:style-name="P54">validFlag = (score &gt;= 0 &amp;&amp; score &lt;= 100);</text:p>
            <text:p text:style-name="P54"/>
            <text:p xml:id="id66" text:id="id66" text:style-name="P54">if (validFlag) {</text:p>
            <text:p xml:id="id67" text:id="id67" text:style-name="P54"><text:tab/>System.out.println("Score is valid");</text:p>
            <text:p xml:id="id68" text:id="id68" text:style-name="P54">} else {</text:p>
            <text:p xml:id="id69" text:id="id69" text:style-name="P54"><text:tab/>System.out.println("Score is not valid");</text:p>
            <text:p xml:id="id70" text:id="id70" text:style-name="P54">}</text:p>
          </draw:text-box>
        </draw:frame>
        <draw:custom-shape draw:style-name="gr60" draw:text-style-name="P39" xml:id="id71" draw:id="id71" draw:layer="layout" svg:width="9.602cm" svg:height="2.884cm" svg:x="17.451cm" svg:y="3.091cm">
          <text:p text:style-name="P5"><text:span text:style-name="T18">validFlag</text:span><text:span text:style-name="T21"> is </text:span><text:span text:style-name="T34">already</text:span><text:span text:style-name="T35"> either </text:span><text:span text:style-name="T36">true</text:span><text:span text:style-name="T35"> </text:span><text:span text:style-name="T35"><text:line-break/></text:span><text:span text:style-name="T35">or </text:span><text:span text:style-name="T36">false</text:span><text:span text:style-name="T35">, so there is no need</text:span></text:p>
          <text:p text:style-name="P5"><text:span text:style-name="T35">to do a comparison like</text:span></text:p>
          <text:p text:style-name="P5"><text:span text:style-name="T36">(validFlag == true)</text:span></text:p>
          <draw:enhanced-geometry svg:viewBox="0 0 21600 21600" draw:glue-points="10800 0 0 10800 10800 21600 21600 10800 ?f40 ?f41" draw:text-areas="0 0 21600 21600" draw:type="rectangular-callout" draw:modifiers="-15513.4020618557 35615.66724436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9" presentation:class="page"/>
          <draw:frame presentation:style-name="pr3" draw:text-style-name="P4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3"><text:span text:style-name="T28">Methods that return </text:span><text:span text:style-name="T8">boolean</text:span></text:p>
          </draw:text-box>
        </draw:frame>
        <draw:frame draw:style-name="gr38" draw:text-style-name="P45" draw:layer="layout" svg:width="15.361cm" svg:height="5.291cm" svg:x="4.935cm" svg:y="3.416cm">
          <draw:text-box>
            <text:p text:style-name="P54">public static void isValid(int score) {</text:p>
            <text:p text:style-name="P54"><text:s text:c="4"/>if (score &gt;= 0 &amp;&amp; score &lt;= 100) {</text:p>
            <text:p text:style-name="P54"><text:tab/> <text:s text:c="4"/>return true;</text:p>
            <text:p text:style-name="P54"><text:s text:c="4"/>} else {</text:p>
            <text:p text:style-name="P54"><text:s text:c="9"/>return false;</text:p>
            <text:p text:style-name="P54"><text:s text:c="4"/>}</text:p>
            <text:p text:style-name="P54">}</text:p>
          </draw:text-box>
        </draw:frame>
        <draw:frame draw:style-name="gr38" draw:text-style-name="P36" draw:layer="layout" svg:width="12.241cm" svg:height="0.962cm" svg:x="5.232cm" svg:y="9.096cm">
          <draw:text-box>
            <text:p><text:span text:style-name="T9">This code works, but it can be simplified..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0" presentation:class="page"/>
          <draw:frame presentation:style-name="pr3" draw:text-style-name="P4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3"><text:span text:style-name="T28">Methods that return </text:span><text:span text:style-name="T8">boolean</text:span></text:p>
          </draw:text-box>
        </draw:frame>
        <draw:frame draw:style-name="gr38" draw:text-style-name="P45" draw:layer="layout" svg:width="15.742cm" svg:height="2.411cm" svg:x="4.935cm" svg:y="5.616cm">
          <draw:text-box>
            <text:p text:style-name="P54">public static void isValid(int score) {</text:p>
            <text:p text:style-name="P54"><text:s text:c="4"/>return (score &gt;= 0 &amp;&amp; score &lt;= 100);</text:p>
            <text:p text:style-name="P54">}</text:p>
          </draw:text-box>
        </draw:frame>
        <draw:frame draw:style-name="gr61" draw:text-style-name="P36" draw:layer="layout" svg:width="16.381cm" svg:height="1.785cm" svg:x="5.053cm" svg:y="3.257cm">
          <draw:text-box>
            <text:p><text:span text:style-name="T9">Because the expression evaluates to either </text:span><text:span text:style-name="T27">true</text:span><text:span text:style-name="T9"> or </text:span><text:span text:style-name="T27">false</text:span><text:span text:style-name="T9">, we can return the expression’s value directly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1" presentation:class="page"/>
          <draw:frame presentation:style-name="pr3" draw:text-style-name="P4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 text:style-name="P3"><text:span text:style-name="T28">Methods that return </text:span><text:span text:style-name="T8">boolean</text:span></text:p>
          </draw:text-box>
        </draw:frame>
        <draw:frame draw:style-name="gr38" draw:text-style-name="P45" draw:layer="layout" svg:width="15.742cm" svg:height="2.411cm" svg:x="4.935cm" svg:y="3.916cm">
          <draw:text-box>
            <text:p text:style-name="P54">public static void isValid(int score) {</text:p>
            <text:p text:style-name="P54"><text:s text:c="4"/>return (score &gt;= 0 &amp;&amp; score &lt;= 100);</text:p>
            <text:p text:style-name="P54">}</text:p>
          </draw:text-box>
        </draw:frame>
        <draw:frame draw:style-name="gr38" draw:text-style-name="P36" draw:layer="layout" svg:width="4.524cm" svg:height="0.962cm" svg:x="2.112cm" svg:y="2.954cm">
          <draw:text-box>
            <text:p><text:span text:style-name="T9">This method...</text:span></text:p>
          </draw:text-box>
        </draw:frame>
        <draw:frame draw:style-name="gr38" draw:text-style-name="P36" draw:layer="layout" svg:width="10.687cm" svg:height="0.962cm" svg:x="2.142cm" svg:y="6.386cm">
          <draw:text-box>
            <text:p><text:span text:style-name="T9">Can be used in this code fragment...</text:span></text:p>
          </draw:text-box>
        </draw:frame>
        <draw:frame draw:style-name="gr38" draw:text-style-name="P45" draw:layer="layout" svg:width="20.695cm" svg:height="6.011cm" svg:x="4.965cm" svg:y="7.323cm">
          <draw:text-box>
            <text:p><text:span text:style-name="T5">int score;</text:span></text:p>
            <text:p><text:span text:style-name="T5">System.out.print("Enter test score from 0 to 100: ");</text:span></text:p>
            <text:p><text:span text:style-name="T5">score = input.nextInt();</text:span></text:p>
            <text:p><text:span text:style-name="T31">if (isValid(score))</text:span><text:span text:style-name="T5"> {</text:span></text:p>
            <text:p><text:span text:style-name="T5"><text:s text:c="3"/></text:span><text:span text:style-name="T5">System.out.println("You entered a valid score.");</text:span></text:p>
            <text:p><text:span text:style-name="T5">} else {</text:span></text:p>
            <text:p><text:span text:style-name="T5"><text:s text:c="4"/></text:span><text:span text:style-name="T5">System.out.println("Scores must be from 0-100.");</text:span></text:p>
            <text:p><text:span text:style-name="T5">}</text:span></text:p>
          </draw:text-box>
        </draw:frame>
        <draw:custom-shape draw:style-name="gr62" draw:text-style-name="P39" draw:layer="layout" svg:width="9.216cm" svg:height="1.559cm" svg:x="8.324cm" svg:y="13.334cm">
          <text:p text:style-name="P5"><text:span text:style-name="T21">Error messages should tell users</text:span></text:p>
          <text:p text:style-name="P5"><text:span text:style-name="T21">how to fix the problem.</text:span></text:p>
          <draw:enhanced-geometry svg:viewBox="0 0 21600 21600" draw:glue-points="10800 0 0 10800 10800 21600 21600 10800 ?f40 ?f41" draw:text-areas="0 0 21600 21600" draw:type="rectangular-callout" draw:modifiers="21735.9227514376 -10910.76923076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2" presentation:class="page"/>
          <draw:frame presentation:style-name="pr3" draw:text-style-name="P4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swiss" style:font-pitch="fixed"/>
    <style:font-face style:name="Liberation Sans1" svg:font-family="'Liberation Sans'" style:font-family-generic="swiss" style:font-pitch="fixed"/>
    <style:font-face style:name="Liberation Mono2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4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4" fo:font-family="'Liberation Sans'" style:font-family-generic="roman" style:font-pitch="variable" fo:font-size="18pt" style:letter-kerning="true" style:font-name-asian="Noto Sans CJK SC1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3T08:50:10.088897754</meta:creation-date>
    <dc:date>2021-08-24T11:43:17.378859877</dc:date>
    <meta:editing-duration>P2DT3H42M8S</meta:editing-duration>
    <meta:editing-cycles>604</meta:editing-cycles>
    <meta:generator>LibreOffice/6.4.7.2$Linux_X86_64 LibreOffice_project/40$Build-2</meta:generator>
    <meta:document-statistic meta:object-count="228"/>
  </office:meta>
</office:document-meta>
</file>